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mo" svg:font-family="Arimo"/>
    <style:font-face style:name="Arimo1" svg:font-family="Arimo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 style:font-pitch="variable"/>
    <style:font-face style:name="NotoSans1" svg:font-family="NotoSans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3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7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0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3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9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3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0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4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2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5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6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4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8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9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87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5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1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3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7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0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47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5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8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6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5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9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7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7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9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8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solid" svg:stroke-width="0.038cm" svg:stroke-color="#000000" draw:stroke-linejoin="miter" svg:stroke-linecap="butt" draw:fill="none" fo:padding-top="0.019cm" fo:padding-bottom="0.019cm" fo:padding-left="0.019cm" fo:padding-right="0.019cm" loext:decorative="fals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0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4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3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5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9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9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1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1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1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6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2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1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9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08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7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solid" draw:fill-color="#ffffff" loext:decorative="false"/>
    </style:style>
    <style:style style:name="gr63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7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solid" draw:fill-color="#ef7d00" loext:decorative="false"/>
    </style:style>
    <style:style style:name="gr67" style:family="graphic" style:parent-style-name="standard">
      <style:graphic-properties draw:stroke="none" draw:fill="solid" draw:fill-color="#000000" loext:decorative="false"/>
    </style:style>
    <style:style style:name="gr68" style:family="graphic" style:parent-style-name="standard">
      <style:graphic-properties draw:stroke="solid" svg:stroke-width="0.003cm" svg:stroke-color="#000000" draw:stroke-linejoin="miter" svg:stroke-linecap="butt" draw:fill="solid" draw:fill-color="#ffffff" fo:padding-top="0.001cm" fo:padding-bottom="0.001cm" fo:padding-left="0.001cm" fo:padding-right="0.001cm" loext:decorative="false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5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95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5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3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2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72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8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8.003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526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fo:border="solid" loext:decorative="false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422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652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03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05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06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84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32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918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2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4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398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79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451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24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732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033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59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99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414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19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53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43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14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306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58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237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131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55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47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229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149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216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4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67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491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083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754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969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343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82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092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649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321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99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521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4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37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35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49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19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07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3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ef7d00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fo:font-size="9pt" fo:font-style="normal" style:text-underline-style="none"/>
    </style:style>
    <style:style style:name="T1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2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4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loext:opacity="100%" style:font-name="Liberation Sans2" fo:font-size="10pt" fo:font-weight="normal" style:font-name-asian="Liberation Sans2" style:font-size-asian="10pt" style:font-weight-asian="normal" style:font-name-complex="Liberation Sans2" style:font-size-complex="10pt" style:font-weight-complex="normal"/>
    </style:style>
    <style:style style:name="T6" style:family="text">
      <style:text-properties fo:color="#000000" loext:opacity="100%" style:font-name="NotoSans1" fo:font-size="10pt" fo:font-weight="normal" style:font-name-asian="NotoSans1" style:font-size-asian="10pt" style:font-weight-asian="normal" style:font-name-complex="NotoSans1" style:font-size-complex="10pt" style:font-weight-complex="normal"/>
    </style:style>
    <style:style style:name="T7" style:family="text">
      <style:text-properties fo:color="#000000" loext:opacity="100%" style:font-name="Arimo" fo:font-size="10pt" fo:font-weight="bold" style:font-name-asian="Arimo" style:font-size-asian="10pt" style:font-weight-asian="bold" style:font-name-complex="Arimo" style:font-size-complex="10pt" style:font-weight-complex="bold"/>
    </style:style>
    <style:style style:name="T8" style:family="text">
      <style:text-properties fo:color="#000000" loext:opacity="100%" style:font-name="Helvetica1" fo:font-size="10pt" fo:font-weight="normal" style:font-name-asian="Helvetica1" style:font-size-asian="10pt" style:font-weight-asian="normal" style:font-name-complex="Helvetica1" style:font-size-complex="10pt" style:font-weight-complex="normal"/>
    </style:style>
    <style:style style:name="T9" style:family="text">
      <style:text-properties fo:color="#000000" loext:opacity="100%" style:font-name="NotoSans1" fo:font-size="18pt" fo:font-weight="normal" style:font-name-asian="NotoSans1" style:font-size-asian="18pt" style:font-weight-asian="normal" style:font-name-complex="NotoSans1" style:font-size-complex="18pt" style:font-weight-complex="normal"/>
    </style:style>
    <style:style style:name="T10" style:family="text">
      <style:text-properties fo:color="#000000" loext:opacity="100%" style:font-name="Helvetica1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T11" style:family="text">
      <style:text-properties fo:color="#000000" loext:opacity="100%" style:font-name="Liberation Serif2" fo:font-size="10pt" fo:font-weight="normal" style:font-name-asian="Liberation Serif2" style:font-size-asian="10pt" style:font-weight-asian="normal" style:font-name-complex="Liberation Serif2" style:font-size-complex="10pt" style:font-weight-complex="normal"/>
    </style:style>
    <style:style style:name="T12" style:family="text">
      <style:text-properties fo:color="#000000" loext:opacity="100%" style:font-name="Liberation Serif2" fo:font-size="10pt" fo:font-weight="bold" style:font-name-asian="Liberation Serif2" style:font-size-asian="10pt" style:font-weight-asian="bold" style:font-name-complex="Liberation Serif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resse1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resse2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lefon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unktion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ratIBAN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ratBIC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weck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iel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on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is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Bahnkosten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BusTramLR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axi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nderesTransportmittel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treckeKm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treckeKosten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outenplanJa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outenplanNein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VerpflegungSumme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VerpflegungEinTagAnzahl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VerpflegungEinTagKosten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VerpflegungTeilAnzahl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VerpflegungTeilKosten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VerpflegungVollAnzahl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VerpflegungVollKosten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ummeFahrtkosten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ummeVerpflegung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ummeNacht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ebenkosten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arkenTelefonSonstiges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achBeleg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achtPauschal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atumUnterschrift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ummeGesamt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pendenanteil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uszahlanteil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1.132cm" svg:height="0.475cm" svg:x="2.004cm" svg:y="2.732cm">
          <draw:text-box>
            <text:p text:style-name="P1"><text:span text:style-name="T1">Name</text:span></text:p>
          </draw:text-box>
        </draw:frame>
        <draw:frame draw:style-name="gr2" draw:text-style-name="P2" draw:layer="layout" svg:width="1.276cm" svg:height="0.475cm" svg:x="2.004cm" svg:y="3.462cm">
          <draw:text-box>
            <text:p text:style-name="P1"><text:span text:style-name="T1">Straße</text:span></text:p>
          </draw:text-box>
        </draw:frame>
        <draw:frame draw:style-name="gr3" draw:text-style-name="P2" draw:layer="layout" svg:width="1.606cm" svg:height="0.475cm" svg:x="2.004cm" svg:y="4.192cm">
          <draw:text-box>
            <text:p text:style-name="P1"><text:span text:style-name="T1">PLZ, Ort</text:span></text:p>
          </draw:text-box>
        </draw:frame>
        <draw:frame draw:style-name="gr4" draw:text-style-name="P2" draw:layer="layout" svg:width="1.42cm" svg:height="0.475cm" svg:x="2.004cm" svg:y="4.923cm">
          <draw:text-box>
            <text:p text:style-name="P1"><text:span text:style-name="T1">Telefon</text:span></text:p>
          </draw:text-box>
        </draw:frame>
        <draw:frame draw:style-name="gr5" draw:text-style-name="P2" draw:layer="layout" svg:width="1.632cm" svg:height="0.475cm" svg:x="2.004cm" svg:y="5.653cm">
          <draw:text-box>
            <text:p text:style-name="P1"><text:span text:style-name="T1">Funktion</text:span></text:p>
          </draw:text-box>
        </draw:frame>
        <draw:frame draw:style-name="gr6" draw:text-style-name="P2" draw:layer="layout" svg:width="0.993cm" svg:height="0.475cm" svg:x="2.004cm" svg:y="6.383cm">
          <draw:text-box>
            <text:p text:style-name="P1"><text:span text:style-name="T1">IBAN</text:span></text:p>
          </draw:text-box>
        </draw:frame>
        <draw:frame draw:style-name="gr7" draw:text-style-name="P2" draw:layer="layout" svg:width="0.832cm" svg:height="0.475cm" svg:x="5.757cm" svg:y="6.383cm">
          <draw:text-box>
            <text:p text:style-name="P1"><text:span text:style-name="T1"><text:s text:c="7"/></text:span></text:p>
          </draw:text-box>
        </draw:frame>
        <draw:frame draw:style-name="gr8" draw:text-style-name="P2" draw:layer="layout" svg:width="0.709cm" svg:height="0.475cm" svg:x="2.004cm" svg:y="7.113cm">
          <draw:text-box>
            <text:p text:style-name="P1"><text:span text:style-name="T1">BIC</text:span></text:p>
          </draw:text-box>
        </draw:frame>
        <draw:frame draw:style-name="gr2" draw:text-style-name="P2" draw:layer="layout" svg:width="1.276cm" svg:height="0.475cm" svg:x="2.004cm" svg:y="7.844cm">
          <draw:text-box>
            <text:p text:style-name="P1"><text:span text:style-name="T1">Anlass</text:span></text:p>
          </draw:text-box>
        </draw:frame>
        <draw:frame draw:style-name="gr9" draw:text-style-name="P2" draw:layer="layout" svg:width="1.179cm" svg:height="0.475cm" svg:x="2.004cm" svg:y="8.574cm">
          <draw:text-box>
            <text:p text:style-name="P1"><text:span text:style-name="T1">Zielort</text:span></text:p>
          </draw:text-box>
        </draw:frame>
        <draw:frame draw:style-name="gr10" draw:text-style-name="P2" draw:layer="layout" svg:width="1.941cm" svg:height="0.475cm" svg:x="2.004cm" svg:y="9.304cm">
          <draw:text-box>
            <text:p text:style-name="P1"><text:span text:style-name="T1">Von/Bis: <text:s text:c="2"/></text:span></text:p>
          </draw:text-box>
        </draw:frame>
        <draw:frame draw:style-name="gr11" draw:text-style-name="P2" draw:layer="layout" svg:width="2.428cm" svg:height="0.475cm" svg:x="2.004cm" svg:y="10.521cm">
          <draw:text-box>
            <text:p text:style-name="P1"><text:span text:style-name="T2">Fahrtkosten</text:span></text:p>
          </draw:text-box>
        </draw:frame>
        <draw:frame draw:style-name="gr12" draw:text-style-name="P3" draw:layer="layout" svg:width="2.656cm" svg:height="0.395cm" svg:x="2.004cm" svg:y="11.005cm">
          <draw:text-box>
            <text:p text:style-name="P1"><text:span text:style-name="T3">Erstattet werden:</text:span></text:p>
          </draw:text-box>
        </draw:frame>
        <draw:frame draw:style-name="gr13" draw:text-style-name="P3" draw:layer="layout" svg:width="3.363cm" svg:height="0.395cm" svg:x="8.259cm" svg:y="11.005cm">
          <draw:text-box>
            <text:p text:style-name="P1"><text:span text:style-name="T4">Alle Kosten belegen</text:span></text:p>
          </draw:text-box>
        </draw:frame>
        <draw:frame draw:style-name="gr14" draw:text-style-name="P3" draw:layer="layout" svg:width="1.911cm" svg:height="0.395cm" svg:x="2.004cm" svg:y="11.411cm">
          <draw:text-box>
            <text:p text:style-name="P1"><text:span text:style-name="T3">Bahn/Bus/...</text:span></text:p>
          </draw:text-box>
        </draw:frame>
        <draw:frame draw:style-name="gr15" draw:text-style-name="P3" draw:layer="layout" svg:width="1.446cm" svg:height="0.395cm" svg:x="5.757cm" svg:y="11.411cm">
          <draw:text-box>
            <text:p text:style-name="P1"><text:span text:style-name="T3">2. Klasse</text:span></text:p>
          </draw:text-box>
        </draw:frame>
        <draw:frame draw:style-name="gr16" draw:text-style-name="P3" draw:layer="layout" svg:width="2.686cm" svg:height="0.395cm" svg:x="8.259cm" svg:y="11.411cm">
          <draw:text-box>
            <text:p text:style-name="P1"><text:span text:style-name="T4">ggf. begründen!</text:span></text:p>
          </draw:text-box>
        </draw:frame>
        <draw:frame draw:style-name="gr17" draw:text-style-name="P3" draw:layer="layout" svg:width="0.798cm" svg:height="0.395cm" svg:x="2.004cm" svg:y="11.816cm">
          <draw:text-box>
            <text:p text:style-name="P1"><text:span text:style-name="T3">PKW</text:span></text:p>
          </draw:text-box>
        </draw:frame>
        <draw:frame draw:style-name="gr18" draw:text-style-name="P3" draw:layer="layout" svg:width="1.289cm" svg:height="0.395cm" svg:x="2.004cm" svg:y="12.222cm">
          <draw:text-box>
            <text:p text:style-name="P1"><text:span text:style-name="T3">Motorad</text:span></text:p>
          </draw:text-box>
        </draw:frame>
        <draw:frame draw:style-name="gr19" draw:text-style-name="P2" draw:layer="layout" svg:width="7.876cm" svg:height="0.475cm" svg:x="2.004cm" svg:y="13.118cm">
          <draw:text-box>
            <text:p text:style-name="P1"><text:span text:style-name="T2">Verpflegungsmehraufwand <text:s text:c="5"/></text:span><text:span text:style-name="T1">Summe: </text:span></text:p>
          </draw:text-box>
        </draw:frame>
        <draw:frame draw:style-name="gr20" draw:text-style-name="P3" draw:layer="layout" svg:width="5.052cm" svg:height="0.395cm" svg:x="2.004cm" svg:y="13.601cm">
          <draw:text-box>
            <text:p text:style-name="P1"><text:span text:style-name="T3">Es zählt die Abwesenheit von zu</text:span></text:p>
          </draw:text-box>
        </draw:frame>
        <draw:frame draw:style-name="gr21" draw:text-style-name="P3" draw:layer="layout" svg:width="1.018cm" svg:height="0.395cm" svg:x="2.004cm" svg:y="14.007cm">
          <draw:text-box>
            <text:p text:style-name="P1"><text:span text:style-name="T3">Hause</text:span></text:p>
          </draw:text-box>
        </draw:frame>
        <draw:frame draw:style-name="gr22" draw:text-style-name="P3" draw:layer="layout" svg:width="4.633cm" svg:height="0.395cm" svg:x="2.004cm" svg:y="14.413cm">
          <draw:text-box>
            <text:p text:style-name="P1"><text:span text:style-name="T3">Eintägige Reise ab 8 Stunden</text:span></text:p>
          </draw:text-box>
        </draw:frame>
        <draw:frame draw:style-name="gr23" draw:text-style-name="P3" draw:layer="layout" svg:width="0.586cm" svg:height="0.395cm" svg:x="7.006cm" svg:y="14.413cm">
          <draw:text-box>
            <text:p text:style-name="P1"><text:span text:style-name="T3">12€</text:span></text:p>
          </draw:text-box>
        </draw:frame>
        <draw:frame draw:style-name="gr24" draw:text-style-name="P3" draw:layer="layout" svg:width="4.172cm" svg:height="0.395cm" svg:x="2.004cm" svg:y="14.818cm">
          <draw:text-box>
            <text:p text:style-name="P1"><text:span text:style-name="T3">Mehrtägig An-/Abreisetage</text:span></text:p>
          </draw:text-box>
        </draw:frame>
        <draw:frame draw:style-name="gr23" draw:text-style-name="P3" draw:layer="layout" svg:width="0.586cm" svg:height="0.395cm" svg:x="7.006cm" svg:y="14.818cm">
          <draw:text-box>
            <text:p text:style-name="P1"><text:span text:style-name="T3">12€</text:span></text:p>
          </draw:text-box>
        </draw:frame>
        <draw:frame draw:style-name="gr25" draw:text-style-name="P3" draw:layer="layout" svg:width="3.308cm" svg:height="0.395cm" svg:x="2.004cm" svg:y="15.224cm">
          <draw:text-box>
            <text:p text:style-name="P1"><text:span text:style-name="T3">Volle Aufenthaltstage</text:span></text:p>
          </draw:text-box>
        </draw:frame>
        <draw:frame draw:style-name="gr23" draw:text-style-name="P3" draw:layer="layout" svg:width="0.586cm" svg:height="0.395cm" svg:x="7.006cm" svg:y="15.224cm">
          <draw:text-box>
            <text:p text:style-name="P1"><text:span text:style-name="T3">24€</text:span></text:p>
          </draw:text-box>
        </draw:frame>
        <draw:frame draw:style-name="gr26" draw:text-style-name="P2" draw:layer="layout" svg:width="4.477cm" svg:height="0.475cm" svg:x="2.004cm" svg:y="16.039cm">
          <draw:text-box>
            <text:p text:style-name="P1"><text:span text:style-name="T2">Übernachtungskosten</text:span></text:p>
          </draw:text-box>
        </draw:frame>
        <draw:frame draw:style-name="gr27" draw:text-style-name="P2" draw:layer="layout" svg:width="0.595cm" svg:height="0.475cm" svg:x="3.256cm" svg:y="16.526cm">
          <draw:text-box>
            <text:p text:style-name="P1"><text:span text:style-name="T1"><text:s text:c="5"/></text:span></text:p>
          </draw:text-box>
        </draw:frame>
        <draw:frame draw:style-name="gr28" draw:text-style-name="P3" draw:layer="layout" svg:width="4.058cm" svg:height="0.395cm" svg:x="3.842cm" svg:y="16.589cm">
          <draw:text-box>
            <text:p text:style-name="P1"><text:span text:style-name="T3">Übernachtung nach Beleg</text:span></text:p>
          </draw:text-box>
        </draw:frame>
        <draw:frame draw:style-name="gr29" draw:text-style-name="P3" draw:layer="layout" svg:width="6.585cm" svg:height="0.395cm" svg:x="2.004cm" svg:y="17.214cm">
          <draw:text-box>
            <text:p text:style-name="P1"><text:span text:style-name="T3">(abzgl. Kosten für Frühstück lt. Rechnung)</text:span></text:p>
          </draw:text-box>
        </draw:frame>
        <draw:frame draw:style-name="gr30" draw:text-style-name="P3" draw:layer="layout" svg:width="5.268cm" svg:height="0.395cm" svg:x="3.256cm" svg:y="17.821cm">
          <draw:text-box>
            <text:p text:style-name="P1"><text:span text:style-name="T3"><text:s text:c="6"/></text:span><text:span text:style-name="T3">Übernachtung pauschal </text:span><text:span text:style-name="T5">á </text:span><text:span text:style-name="T3">20€</text:span></text:p>
          </draw:text-box>
        </draw:frame>
        <draw:frame draw:style-name="gr31" draw:text-style-name="P3" draw:layer="layout" svg:width="5.556cm" svg:height="0.395cm" svg:x="7.006cm" svg:y="18.431cm">
          <draw:text-box>
            <text:p text:style-name="P1"><text:span text:style-name="T4">ergibt zusammen den Betrag von</text:span></text:p>
          </draw:text-box>
        </draw:frame>
        <draw:frame draw:style-name="gr32" draw:text-style-name="P3" draw:layer="layout" svg:width="1.391cm" svg:height="0.395cm" svg:x="13.261cm" svg:y="18.431cm">
          <draw:text-box>
            <text:p text:style-name="P1"><text:span text:style-name="T4">Summe:</text:span></text:p>
          </draw:text-box>
        </draw:frame>
        <draw:frame draw:style-name="gr33" draw:text-style-name="P3" draw:layer="layout" svg:width="9.171cm" svg:height="0.395cm" svg:x="3.256cm" svg:y="19.648cm">
          <draw:text-box>
            <text:p text:style-name="P1"><text:span text:style-name="T4">Den restlichen Betrag bitte auf mein Konto überweisen</text:span></text:p>
          </draw:text-box>
        </draw:frame>
        <draw:frame draw:style-name="gr34" draw:text-style-name="P3" draw:layer="layout" svg:width="1.975cm" svg:height="0.395cm" svg:x="13.261cm" svg:y="19.648cm">
          <draw:text-box>
            <text:p text:style-name="P1"><text:span text:style-name="T4">Überweisen</text:span></text:p>
          </draw:text-box>
        </draw:frame>
        <draw:frame draw:style-name="gr35" draw:text-style-name="P3" draw:layer="layout" svg:width="10.099cm" svg:height="0.395cm" svg:x="2.004cm" svg:y="20.865cm">
          <draw:text-box>
            <text:p text:style-name="P1"><text:span text:style-name="T3">Ich bestätige mit meiner Unterschrift die Richtigkeit der Angaben.</text:span></text:p>
          </draw:text-box>
        </draw:frame>
        <draw:frame draw:style-name="gr36" draw:text-style-name="P3" draw:layer="layout" svg:width="1.23cm" svg:height="0.395cm" svg:x="2.004cm" svg:y="21.472cm">
          <draw:text-box>
            <text:p text:style-name="P1"><text:span text:style-name="T3">Datum: </text:span></text:p>
          </draw:text-box>
        </draw:frame>
        <draw:frame draw:style-name="gr37" draw:text-style-name="P3" draw:layer="layout" svg:width="2.386cm" svg:height="0.395cm" svg:x="7.006cm" svg:y="21.472cm">
          <draw:text-box>
            <text:p text:style-name="P1"><text:span text:style-name="T3"><text:s text:c="5"/></text:span><text:span text:style-name="T3">Unterschrift:</text:span></text:p>
          </draw:text-box>
        </draw:frame>
        <draw:line draw:style-name="gr38" draw:text-style-name="P4" draw:layer="layout" svg:x1="3.376cm" svg:y1="22.087cm" svg:x2="7.193cm" svg:y2="22.087cm">
          <text:p/>
        </draw:line>
        <draw:line draw:style-name="gr38" draw:text-style-name="P4" draw:layer="layout" svg:x1="9.542cm" svg:y1="22.087cm" svg:x2="16.005cm" svg:y2="22.087cm">
          <text:p/>
        </draw:line>
        <draw:frame draw:style-name="gr39" draw:text-style-name="P3" draw:layer="layout" svg:width="14.704cm" svg:height="0.395cm" svg:x="2.004cm" svg:y="21.878cm">
          <draw:text-box>
            <text:p text:style-name="P1"><text:span text:style-name="T3"><text:s text:c="151"/></text:span></text:p>
          </draw:text-box>
        </draw:frame>
        <draw:line draw:style-name="gr38" draw:text-style-name="P4" draw:layer="layout" svg:x1="2.003cm" svg:y1="23.304cm" svg:x2="18.94cm" svg:y2="23.304cm">
          <text:p/>
        </draw:line>
        <draw:frame draw:style-name="gr40" draw:text-style-name="P3" draw:layer="layout" svg:width="16.846cm" svg:height="0.395cm" svg:x="2.004cm" svg:y="23.095cm">
          <draw:text-box>
            <text:p text:style-name="P1"><text:span text:style-name="T3"><text:s text:c="173"/></text:span></text:p>
          </draw:text-box>
        </draw:frame>
        <draw:frame draw:style-name="gr41" draw:text-style-name="P3" draw:layer="layout" svg:width="3.732cm" svg:height="0.395cm" svg:x="2.004cm" svg:y="23.705cm">
          <draw:text-box>
            <text:p text:style-name="P1"><text:span text:style-name="T3">Bearbeitungsvermerke: </text:span></text:p>
          </draw:text-box>
        </draw:frame>
        <draw:frame draw:style-name="gr42" draw:text-style-name="P3" draw:layer="layout" svg:width="3.457cm" svg:height="0.395cm" svg:x="9.507cm" svg:y="23.705cm">
          <draw:text-box>
            <text:p text:style-name="P1"><text:span text:style-name="T3"><text:s text:c="13"/></text:span><text:span text:style-name="T3">Beschluss: <text:s text:c="4"/></text:span></text:p>
          </draw:text-box>
        </draw:frame>
        <draw:line draw:style-name="gr43" draw:text-style-name="P4" draw:layer="layout" svg:x1="13.26cm" svg:y1="24.055cm" svg:x2="17.176cm" svg:y2="24.055cm">
          <text:p/>
        </draw:line>
        <draw:frame draw:style-name="gr44" draw:text-style-name="P3" draw:layer="layout" svg:width="3.897cm" svg:height="0.395cm" svg:x="13.261cm" svg:y="23.705cm">
          <draw:text-box>
            <text:p text:style-name="P1"><text:span text:style-name="T3"><text:s text:c="29"/></text:span><text:span text:style-name="T3">_____ </text:span></text:p>
          </draw:text-box>
        </draw:frame>
        <draw:line draw:style-name="gr43" draw:text-style-name="P4" draw:layer="layout" svg:x1="3.238cm" svg:y1="25.273cm" svg:x2="5.492cm" svg:y2="25.273cm">
          <text:p/>
        </draw:line>
        <draw:line draw:style-name="gr43" draw:text-style-name="P4" draw:layer="layout" svg:x1="7.549cm" svg:y1="25.273cm" svg:x2="9.02cm" svg:y2="25.273cm">
          <text:p/>
        </draw:line>
        <draw:frame draw:style-name="gr45" draw:text-style-name="P3" draw:layer="layout" svg:width="6.995cm" svg:height="0.395cm" svg:x="2.004cm" svg:y="24.922cm">
          <draw:text-box>
            <text:p text:style-name="P1"><text:span text:style-name="T3">Datum: <text:s text:c="27"/>Beleg-Nr.: <text:s text:c="15"/></text:span></text:p>
          </draw:text-box>
        </draw:frame>
        <draw:frame draw:style-name="gr46" draw:text-style-name="P3" draw:layer="layout" svg:width="3.613cm" svg:height="0.395cm" svg:x="2.004cm" svg:y="26.139cm">
          <draw:text-box>
            <text:p text:style-name="P1"><text:span text:style-name="T3">Unterschrift Bearbeiter:</text:span></text:p>
          </draw:text-box>
        </draw:frame>
        <draw:frame draw:style-name="gr47" draw:text-style-name="P3" draw:layer="layout" svg:width="3.715cm" svg:height="0.395cm" svg:x="14.654cm" svg:y="4.154cm">
          <draw:text-box>
            <text:p text:style-name="P1"><text:span text:style-name="T3">Landesverband Hessen</text:span></text:p>
          </draw:text-box>
        </draw:frame>
        <draw:frame draw:style-name="gr48" draw:text-style-name="P3" draw:layer="layout" svg:width="6.314cm" svg:height="0.395cm" svg:x="13.346cm" svg:y="5.371cm">
          <draw:text-box>
            <text:p text:style-name="P1"><text:span text:style-name="T3">schatzmeister@piratenpartei-hessen.de </text:span></text:p>
          </draw:text-box>
        </draw:frame>
        <draw:frame draw:style-name="gr49" draw:text-style-name="P3" draw:layer="layout" svg:width="0.352cm" svg:height="0.395cm" svg:x="16.468cm" svg:y="5.777cm">
          <draw:text-box>
            <text:p text:style-name="P1"><text:span text:style-name="T3"><text:s/></text:span></text:p>
          </draw:text-box>
        </draw:frame>
        <draw:frame draw:style-name="gr50" draw:text-style-name="P2" draw:layer="layout" svg:width="2.567cm" svg:height="0.475cm" svg:x="13.035cm" svg:y="6.394cm">
          <draw:text-box>
            <text:p text:style-name="P1"><text:span text:style-name="T2">Fahrtkosten:</text:span></text:p>
          </draw:text-box>
        </draw:frame>
        <draw:frame draw:style-name="gr51" draw:text-style-name="P3" draw:layer="layout" svg:width="1.64cm" svg:height="0.395cm" svg:x="13.035cm" svg:y="7.336cm">
          <draw:text-box>
            <text:p text:style-name="P1"><text:span text:style-name="T3">Bahnticket</text:span></text:p>
          </draw:text-box>
        </draw:frame>
        <draw:frame draw:style-name="gr52" draw:text-style-name="P3" draw:layer="layout" svg:width="3.122cm" svg:height="0.395cm" svg:x="13.035cm" svg:y="8.154cm">
          <draw:text-box>
            <text:p text:style-name="P1"><text:span text:style-name="T3">Bus/Straßenbahn/...</text:span></text:p>
          </draw:text-box>
        </draw:frame>
        <draw:frame draw:style-name="gr46" draw:text-style-name="P3" draw:layer="layout" svg:width="3.613cm" svg:height="0.395cm" svg:x="13.035cm" svg:y="8.976cm">
          <draw:text-box>
            <text:p text:style-name="P1"><text:span text:style-name="T3">Taxifahrt (Begründung)</text:span></text:p>
          </draw:text-box>
        </draw:frame>
        <draw:frame draw:style-name="gr53" draw:text-style-name="P3" draw:layer="layout" svg:width="1.272cm" svg:height="0.395cm" svg:x="13.035cm" svg:y="9.795cm">
          <draw:text-box>
            <text:p text:style-name="P1"><text:span text:style-name="T3">anderes</text:span></text:p>
          </draw:text-box>
        </draw:frame>
        <draw:frame draw:style-name="gr54" draw:text-style-name="P3" draw:layer="layout" svg:width="2cm" svg:height="0.395cm" svg:x="13.035cm" svg:y="10.617cm">
          <draw:text-box>
            <text:p text:style-name="P1"><text:span text:style-name="T3">Strecke (km)</text:span></text:p>
          </draw:text-box>
        </draw:frame>
        <draw:frame draw:style-name="gr55" draw:text-style-name="P3" draw:layer="layout" svg:width="3.88cm" svg:height="0.395cm" svg:x="13.035cm" svg:y="11.435cm">
          <draw:text-box>
            <text:p text:style-name="P1"><text:span text:style-name="T3">Routenplan liegt vor? Ja </text:span></text:p>
          </draw:text-box>
        </draw:frame>
        <draw:frame draw:style-name="gr56" draw:text-style-name="P3" draw:layer="layout" svg:width="1.014cm" svg:height="0.395cm" svg:x="17.452cm" svg:y="11.435cm">
          <draw:text-box>
            <text:p text:style-name="P1"><text:span text:style-name="T3"><text:s text:c="2"/></text:span><text:span text:style-name="T3">Nein </text:span></text:p>
          </draw:text-box>
        </draw:frame>
        <draw:frame draw:style-name="gr57" draw:text-style-name="P2" draw:layer="layout" svg:width="2.614cm" svg:height="0.475cm" svg:x="13.035cm" svg:y="12.673cm">
          <draw:text-box>
            <text:p text:style-name="P1"><text:span text:style-name="T2">Berechnung:</text:span></text:p>
          </draw:text-box>
        </draw:frame>
        <draw:frame draw:style-name="gr58" draw:text-style-name="P3" draw:layer="layout" svg:width="1.86cm" svg:height="0.395cm" svg:x="13.035cm" svg:y="13.369cm">
          <draw:text-box>
            <text:p text:style-name="P1"><text:span text:style-name="T3">Fahrtkosten</text:span></text:p>
          </draw:text-box>
        </draw:frame>
        <draw:frame draw:style-name="gr59" draw:text-style-name="P3" draw:layer="layout" svg:width="4.193cm" svg:height="0.395cm" svg:x="13.035cm" svg:y="14.19cm">
          <draw:text-box>
            <text:p text:style-name="P1"><text:span text:style-name="T3">Verpflegungsmehraufwand</text:span></text:p>
          </draw:text-box>
        </draw:frame>
        <draw:frame draw:style-name="gr60" draw:text-style-name="P3" draw:layer="layout" svg:width="2.208cm" svg:height="0.395cm" svg:x="13.035cm" svg:y="15.009cm">
          <draw:text-box>
            <text:p text:style-name="P1"><text:span text:style-name="T3">Übernachtung</text:span></text:p>
          </draw:text-box>
        </draw:frame>
        <draw:frame draw:style-name="gr61" draw:text-style-name="P3" draw:layer="layout" svg:width="2.072cm" svg:height="0.395cm" svg:x="13.035cm" svg:y="15.831cm">
          <draw:text-box>
            <text:p text:style-name="P1"><text:span text:style-name="T3">Nebenkosten</text:span></text:p>
          </draw:text-box>
        </draw:frame>
        <draw:polygon draw:style-name="gr62" draw:text-style-name="P5" draw:layer="layout" svg:width="4.61cm" svg:height="2.596cm" svg:x="8.195cm" svg:y="13.797cm" svg:viewBox="0 0 4611 2597" draw:points="0,0 4611,0 4611,2597 0,2597">
          <text:p/>
        </draw:polygon>
        <draw:line draw:style-name="gr63" draw:text-style-name="P4" draw:layer="layout" svg:x1="8.195cm" svg:y1="13.8cm" svg:x2="9.676cm" svg:y2="13.8cm">
          <text:p/>
        </draw:line>
        <draw:line draw:style-name="gr63" draw:text-style-name="P4" draw:layer="layout" svg:x1="9.676cm" svg:y1="13.8cm" svg:x2="12.805cm" svg:y2="13.8cm">
          <text:p/>
        </draw:line>
        <draw:line draw:style-name="gr63" draw:text-style-name="P4" draw:layer="layout" svg:x1="8.195cm" svg:y1="14.308cm" svg:x2="9.676cm" svg:y2="14.308cm">
          <text:p/>
        </draw:line>
        <draw:line draw:style-name="gr63" draw:text-style-name="P4" draw:layer="layout" svg:x1="9.676cm" svg:y1="14.308cm" svg:x2="12.805cm" svg:y2="14.308cm">
          <text:p/>
        </draw:line>
        <draw:line draw:style-name="gr63" draw:text-style-name="P4" draw:layer="layout" svg:x1="8.195cm" svg:y1="14.841cm" svg:x2="9.676cm" svg:y2="14.841cm">
          <text:p/>
        </draw:line>
        <draw:line draw:style-name="gr63" draw:text-style-name="P4" draw:layer="layout" svg:x1="9.676cm" svg:y1="14.841cm" svg:x2="12.805cm" svg:y2="14.841cm">
          <text:p/>
        </draw:line>
        <draw:line draw:style-name="gr63" draw:text-style-name="P4" draw:layer="layout" svg:x1="8.195cm" svg:y1="15.374cm" svg:x2="9.676cm" svg:y2="15.374cm">
          <text:p/>
        </draw:line>
        <draw:line draw:style-name="gr63" draw:text-style-name="P4" draw:layer="layout" svg:x1="9.676cm" svg:y1="15.374cm" svg:x2="12.805cm" svg:y2="15.374cm">
          <text:p/>
        </draw:line>
        <draw:line draw:style-name="gr63" draw:text-style-name="P4" draw:layer="layout" svg:x1="8.195cm" svg:y1="15.906cm" svg:x2="9.676cm" svg:y2="15.906cm">
          <text:p/>
        </draw:line>
        <draw:line draw:style-name="gr63" draw:text-style-name="P4" draw:layer="layout" svg:x1="9.676cm" svg:y1="15.906cm" svg:x2="12.805cm" svg:y2="15.906cm">
          <text:p/>
        </draw:line>
        <draw:line draw:style-name="gr63" draw:text-style-name="P4" draw:layer="layout" svg:x1="8.195cm" svg:y1="14.308cm" svg:x2="8.195cm" svg:y2="13.8cm">
          <text:p/>
        </draw:line>
        <draw:line draw:style-name="gr63" draw:text-style-name="P4" draw:layer="layout" svg:x1="8.195cm" svg:y1="14.841cm" svg:x2="8.195cm" svg:y2="14.308cm">
          <text:p/>
        </draw:line>
        <draw:line draw:style-name="gr63" draw:text-style-name="P4" draw:layer="layout" svg:x1="8.195cm" svg:y1="15.374cm" svg:x2="8.195cm" svg:y2="14.841cm">
          <text:p/>
        </draw:line>
        <draw:line draw:style-name="gr63" draw:text-style-name="P4" draw:layer="layout" svg:x1="8.195cm" svg:y1="15.906cm" svg:x2="8.195cm" svg:y2="15.374cm">
          <text:p/>
        </draw:line>
        <draw:line draw:style-name="gr63" draw:text-style-name="P4" draw:layer="layout" svg:x1="9.676cm" svg:y1="14.308cm" svg:x2="9.676cm" svg:y2="13.8cm">
          <text:p/>
        </draw:line>
        <draw:line draw:style-name="gr63" draw:text-style-name="P4" draw:layer="layout" svg:x1="9.676cm" svg:y1="14.841cm" svg:x2="9.676cm" svg:y2="14.308cm">
          <text:p/>
        </draw:line>
        <draw:line draw:style-name="gr63" draw:text-style-name="P4" draw:layer="layout" svg:x1="9.676cm" svg:y1="15.374cm" svg:x2="9.676cm" svg:y2="14.841cm">
          <text:p/>
        </draw:line>
        <draw:line draw:style-name="gr63" draw:text-style-name="P4" draw:layer="layout" svg:x1="9.676cm" svg:y1="15.906cm" svg:x2="9.676cm" svg:y2="15.374cm">
          <text:p/>
        </draw:line>
        <draw:line draw:style-name="gr63" draw:text-style-name="P4" draw:layer="layout" svg:x1="12.805cm" svg:y1="14.308cm" svg:x2="12.805cm" svg:y2="13.8cm">
          <text:p/>
        </draw:line>
        <draw:line draw:style-name="gr63" draw:text-style-name="P4" draw:layer="layout" svg:x1="12.805cm" svg:y1="14.841cm" svg:x2="12.805cm" svg:y2="14.308cm">
          <text:p/>
        </draw:line>
        <draw:line draw:style-name="gr63" draw:text-style-name="P4" draw:layer="layout" svg:x1="12.805cm" svg:y1="15.374cm" svg:x2="12.805cm" svg:y2="14.841cm">
          <text:p/>
        </draw:line>
        <draw:line draw:style-name="gr63" draw:text-style-name="P4" draw:layer="layout" svg:x1="12.805cm" svg:y1="15.906cm" svg:x2="12.805cm" svg:y2="15.374cm">
          <text:p/>
        </draw:line>
        <draw:frame draw:style-name="gr64" draw:text-style-name="P3" draw:layer="layout" svg:width="2.771cm" svg:height="0.395cm" svg:x="13.035cm" svg:y="16.649cm">
          <draw:text-box>
            <text:p text:style-name="P1"><text:span text:style-name="T3">Parken/Telefon/...</text:span></text:p>
          </draw:text-box>
        </draw:frame>
        <draw:frame draw:style-name="gr65" draw:text-style-name="P3" draw:layer="layout" svg:width="1.073cm" svg:height="0.395cm" svg:x="8.251cm" svg:y="13.862cm">
          <draw:text-box>
            <text:p text:style-name="P1"><text:span text:style-name="T3">Anzahl</text:span></text:p>
          </draw:text-box>
        </draw:frame>
        <draw:path draw:style-name="gr62" draw:text-style-name="P5" draw:layer="layout" svg:width="2.078cm" svg:height="2.081cm" svg:x="13.518cm" svg:y="1.485cm" svg:viewBox="0 0 2079 2082" svg:d="M2079 1040c0 575-463 1042-1042 1042-571 0-1037-467-1037-1042 0-571 462-1040 1037-1040 575 3 1042 469 1042 1040z">
          <text:p/>
        </draw:path>
        <draw:path draw:style-name="gr66" draw:text-style-name="P6" draw:layer="layout" svg:width="1.965cm" svg:height="1.969cm" svg:x="13.574cm" svg:y="1.541cm" svg:viewBox="0 0 1966 1970" svg:d="M1966 984c0 545-441 986-985 986-543 0-981-441-981-986 0-543 438-984 981-984 544 0 985 441 985 984z">
          <text:p/>
        </draw:path>
        <draw:path draw:style-name="gr62" draw:text-style-name="P5" draw:layer="layout" svg:width="1.5cm" svg:height="1.496cm" svg:x="13.807cm" svg:y="1.778cm" svg:viewBox="0 0 1501 1497" svg:d="M749 0c-414 0-749 336-749 749s335 748 749 748c413 0 752-335 752-748s-339-749-752-749z">
          <text:p/>
        </draw:path>
        <draw:path draw:style-name="gr62" draw:text-style-name="P5" draw:layer="layout" svg:width="1.386cm" svg:height="1.383cm" svg:x="13.864cm" svg:y="1.834cm" svg:viewBox="0 0 1387 1384" svg:d="M692 0c-382 0-692 311-692 692 0 385 310 692 692 692 385 3 695-307 695-688 0-385-310-696-695-696z">
          <text:p/>
        </draw:path>
        <draw:path draw:style-name="gr67" draw:text-style-name="P7" draw:layer="layout" svg:width="0.748cm" svg:height="1.006cm" svg:x="14.241cm" svg:y="2.063cm" svg:viewBox="0 0 749 1007" svg:d="M749 371c0 152-95 241-409 297-238 42-298 95-298 194 0 60 18 106 53 145-53-32-95-99-95-180 0-46 14-92 46-131v-555h-21-11c-3 0-3-3 0-7l36-14v-116c0-4 3-4 3-4h64c3 0 7 0 7 4v95c70-18 155-25 226-25 254 7 399 124 399 297zM120 640l28-14c113-50 170-138 170-245 0-106-78-197-198-229z">
          <text:p/>
        </draw:path>
        <draw:path draw:style-name="gr67" draw:text-style-name="P7" draw:layer="layout" svg:width="1.386cm" svg:height="1.383cm" svg:x="13.864cm" svg:y="1.834cm" svg:viewBox="0 0 1387 1384" svg:d="M0 692c0 385 310 692 692 692 385 3 695-307 695-688 0-385-310-696-695-696-382 0-692 311-692 692zM1320 696c0 346-282 624-628 624-343 0-625-278-625-628 0-345 278-625 625-625 349 0 628 280 628 629z">
          <text:p/>
        </draw:path>
        <draw:path draw:style-name="gr67" draw:text-style-name="P7" draw:layer="layout" svg:width="0.243cm" svg:height="0.346cm" svg:x="15.755cm" svg:y="2.183cm" svg:viewBox="0 0 244 347" svg:d="M3 347c0 0-3-4-3-7v-336c0-4 3-4 3-4h131c68 0 110 35 110 100v18c0 53-46 88-110 88h-50c-3 0-7 3-7 3v131c0 7-3 7-3 7zM170 111v-15c0-17-15-31-36-31h-50c-3 0-7 3-7 7v63c0 4 4 7 7 7h50c21 0 36-14 36-31z">
          <text:p/>
        </draw:path>
        <draw:path draw:style-name="gr67" draw:text-style-name="P7" draw:layer="layout" svg:width="0.077cm" svg:height="0.346cm" svg:x="16.069cm" svg:y="2.183cm" svg:viewBox="0 0 78 347" svg:d="M7 347c-4 0-7-4-7-7v-336c0-4 3-4 7-4h68l3 4v336c0 7-3 7-3 7z">
          <text:p/>
        </draw:path>
        <draw:path draw:style-name="gr67" draw:text-style-name="P7" draw:layer="layout" svg:width="0.272cm" svg:height="0.346cm" svg:x="16.256cm" svg:y="2.183cm" svg:viewBox="0 0 273 347" svg:d="M4 347c-4 0-4-4-4-7v-336c0-4 0-4 4-4h146c67 0 113 39 113 107 0 35-22 64-43 78l-7 3c0 4 0 4 4 4l56 144v4l-3 3h-74c-4 0-4-3-4-3l-54-138c-3 0-3-3-7-3h-49c-4 0-7 3-7 3v134c0 4 0 4-4 4h-67zM185 107v-7c0-21-14-35-35-35h-68c-4 0-7 3-7 7v63c0 4 3 7 7 7h68c21 0 35-14 35-35z">
          <text:p/>
        </draw:path>
        <draw:path draw:style-name="gr67" draw:text-style-name="P7" draw:layer="layout" svg:width="0.229cm" svg:height="0.346cm" svg:x="16.866cm" svg:y="2.183cm" svg:viewBox="0 0 230 347" svg:d="M81 347c-4 0-7-4-7-7v-268c0-4 0-7-7-7h-64c-3 0-3 0-3-4v-57c0-4 0-4 3-4h224l3 4v57c0 4-3 4-3 4h-68c-8 0-7 3-7 7v268c0 7-4 7-8 7z">
          <text:p/>
        </draw:path>
        <draw:path draw:style-name="gr67" draw:text-style-name="P7" draw:layer="layout" svg:width="0.229cm" svg:height="0.346cm" svg:x="17.162cm" svg:y="2.183cm" svg:viewBox="0 0 230 347" svg:d="M7 347c-3 0-7-4-7-7v-336c0-4 4-4 7-4h220l3 4v57c0 4-3 4-3 4h-142c-4 0-7 3-7 7v60c0 3 3 3 7 3h114c3 0 7 4 7 7v57c0 3 0 3-7 3h-114c-4 0-7 4-7 7v64c0 3 3 3 7 3h142l3 4v56c0 4-3 4-3 4h-220z">
          <text:p/>
        </draw:path>
        <draw:path draw:style-name="gr67" draw:text-style-name="P7" draw:layer="layout" svg:width="0.255cm" svg:height="0.346cm" svg:x="17.476cm" svg:y="2.183cm" svg:viewBox="0 0 256 347" svg:d="M0 340v-336c0-4 4-4 7-4h58c7 0 7 4 7 4l95 181c8 10 15 21 15 24 0-7 0-53 0-102v-100c0-3 0-3 4-3h67c0 0 3 0 3 3v336c0 4-3 4-3 4h-60c-4 0-4 0-4-4l-100-172c-7-15-10-25-10-25h-4c0 3 4 53 4 99v95c0 7-4 7-7 7h-65c-3 0-7-4-7-7z">
          <text:p/>
        </draw:path>
        <draw:path draw:style-name="gr67" draw:text-style-name="P7" draw:layer="layout" svg:width="0.283cm" svg:height="0.345cm" svg:x="16.569cm" svg:y="2.18cm" svg:viewBox="0 0 284 346" svg:d="M187 290c8 0 8 0 8 3l14 50c0 0 4 3 8 3h60c7 0 7-3 7-3v-4-7l-100-329c0-3-4-3-4-3h-77c-7 0-7 0-7 3l-96 329v7 4c0 0 0 3 8 3h60c3 0 3-3 3-3l14-50c0-3 4-3 7-3zM106 234c-3 0-3-4-3-8l32-119 3-8h7l4 8 31 119c0 7 0 8-3 8z">
          <text:p/>
        </draw:path>
        <draw:path draw:style-name="gr67" draw:text-style-name="P7" draw:layer="layout" svg:width="0.243cm" svg:height="0.346cm" svg:x="15.755cm" svg:y="2.183cm" svg:viewBox="0 0 244 347" svg:d="M3 347c0 0-3-4-3-7v-336c0-4 3-4 3-4h131c68 0 110 35 110 100v18c0 53-46 88-110 88h-50c-3 0-7 3-7 3v131c0 7-3 7-3 7zM170 111v-15c0-17-15-31-36-31h-50c-3 0-7 3-7 7v63c0 4 4 7 7 7h50c21 0 36-14 36-31z">
          <text:p/>
        </draw:path>
        <draw:path draw:style-name="gr67" draw:text-style-name="P7" draw:layer="layout" svg:width="0.247cm" svg:height="0.346cm" svg:x="17.843cm" svg:y="2.183cm" svg:viewBox="0 0 248 347" svg:d="M7 347c-3 0-7-4-7-7v-336c0-4 4-4 7-4h127c67 0 114 35 114 100v18c0 53-50 88-114 88h-49c-4 0-7 3-7 3v131c0 7-4 7-4 7zM169 111v-15c0-17-10-31-31-31h-53c-4 0-7 3-7 7v63c0 4 3 7 7 7h53c21 0 31-14 31-31z">
          <text:p/>
        </draw:path>
        <draw:path draw:style-name="gr67" draw:text-style-name="P7" draw:layer="layout" svg:width="0.077cm" svg:height="0.346cm" svg:x="16.069cm" svg:y="2.183cm" svg:viewBox="0 0 78 347" svg:d="M7 347c-4 0-7-4-7-7v-336c0-4 3-4 7-4h68l3 4v336c0 7-3 7-3 7z">
          <text:p/>
        </draw:path>
        <draw:path draw:style-name="gr67" draw:text-style-name="P7" draw:layer="layout" svg:width="0.078cm" svg:height="0.346cm" svg:x="19.395cm" svg:y="2.183cm" svg:viewBox="0 0 79 347" svg:d="M4 347c-4 0-4-4-4-7v-336c0-4 0-4 4-4h68c3 0 7 4 7 4v336c0 7-4 7-7 7z">
          <text:p/>
        </draw:path>
        <draw:path draw:style-name="gr67" draw:text-style-name="P7" draw:layer="layout" svg:width="0.272cm" svg:height="0.346cm" svg:x="16.256cm" svg:y="2.183cm" svg:viewBox="0 0 273 347" svg:d="M4 347c-4 0-4-4-4-7v-336c0-4 0-4 4-4h146c67 0 113 39 113 107 0 35-22 64-43 78l-7 3c0 4 0 4 4 4l56 144v4l-3 3h-74c-4 0-4-3-4-3l-54-138c-3 0-3-3-7-3h-49c-4 0-7 3-7 3v134c0 4 0 4-4 4h-67zM185 107v-7c0-21-14-35-35-35h-68c-4 0-7 3-7 7v63c0 4 3 7 7 7h68c21 0 35-14 35-35z">
          <text:p/>
        </draw:path>
        <draw:path draw:style-name="gr67" draw:text-style-name="P7" draw:layer="layout" svg:width="0.271cm" svg:height="0.346cm" svg:x="18.457cm" svg:y="2.183cm" svg:viewBox="0 0 272 347" svg:d="M3 347c0 0-3-4-3-7v-336c0-4 3-4 3-4h146c67 0 113 39 113 107 0 35-18 64-42 78l-4 3c0 4 0 4 0 4l56 144v4c0 0 0 3-3 3h-71c-3 0-7-3-7-3l-53-138c-3 0-3-3-3-3h-50c-4 0-8 3-8 3v134c0 4-3 4-3 4h-71zM184 107v-7c0-21-14-35-35-35h-64c-4 0-8 3-8 7v63c0 4 4 7 8 7h64c21 0 35-14 35-35z">
          <text:p/>
        </draw:path>
        <draw:path draw:style-name="gr67" draw:text-style-name="P7" draw:layer="layout" svg:width="0.229cm" svg:height="0.346cm" svg:x="16.866cm" svg:y="2.183cm" svg:viewBox="0 0 230 347" svg:d="M81 347c-4 0-7-4-7-7v-268c0-4 0-7-7-7h-64c-3 0-3 0-3-4v-57c0-4 0-4 3-4h224l3 4v57c0 4-3 4-3 4h-68c-8 0-7 3-7 7v268c0 7-4 7-8 7z">
          <text:p/>
        </draw:path>
        <draw:path draw:style-name="gr67" draw:text-style-name="P7" draw:layer="layout" svg:width="0.23cm" svg:height="0.346cm" svg:x="18.781cm" svg:y="2.183cm" svg:viewBox="0 0 231 347" svg:d="M82 347c-4 0-4-4-4-7v-268c0-4-4-7-7-7h-67c-4 0-4 0-4-4v-57c0-4 4-4 4-4h223c4 0 4 4 4 4v57c0 4 0 4-4 4h-67c-3 0-7 3-7 7v268c0 7-3 7-3 7z">
          <text:p/>
        </draw:path>
        <draw:path draw:style-name="gr67" draw:text-style-name="P7" draw:layer="layout" svg:width="0.229cm" svg:height="0.346cm" svg:x="17.162cm" svg:y="2.183cm" svg:viewBox="0 0 230 347" svg:d="M7 347c-3 0-7-4-7-7v-336c0-4 4-4 7-4h220l3 4v57c0 4-3 4-3 4h-142c-4 0-7 3-7 7v60c0 3 3 3 7 3h114c3 0 7 4 7 7v57c0 3 0 3-7 3h-114c-4 0-7 4-7 7v64c0 3 3 3 7 3h142l3 4v56c0 4-3 4-3 4h-220z">
          <text:p/>
        </draw:path>
        <draw:path draw:style-name="gr67" draw:text-style-name="P7" draw:layer="layout" svg:width="0.229cm" svg:height="0.346cm" svg:x="19.078cm" svg:y="2.183cm" svg:viewBox="0 0 230 347" svg:d="M7 347c-4 0-7-4-7-7v-336c0-4 3-4 7-4h220c3 0 3 4 3 4v57c0 4 0 4-3 4h-142c-3 0-7 3-7 7v60c0 3 4 3 7 3h117c0 0 7 4 7 7v57c0 3-4 3-7 3h-117c-3 0-7 4-7 7v64c0 3 4 3 7 3h142c3 0 3 4 3 4v56c0 4 0 4-3 4h-220z">
          <text:p/>
        </draw:path>
        <draw:path draw:style-name="gr67" draw:text-style-name="P7" draw:layer="layout" svg:width="0.255cm" svg:height="0.346cm" svg:x="17.476cm" svg:y="2.183cm" svg:viewBox="0 0 256 347" svg:d="M0 340v-336c0-4 4-4 7-4h58c7 0 7 4 7 4l95 181c8 10 15 21 15 24 0-7 0-53 0-102v-100c0-3 0-3 4-3h67c0 0 3 0 3 3v336c0 4-3 4-3 4h-60c-4 0-4 0-4-4l-100-172c-7-15-10-25-10-25h-4c0 3 4 53 4 99v95c0 7-4 7-7 7h-65c-3 0-7-4-7-7z">
          <text:p/>
        </draw:path>
        <draw:path draw:style-name="gr67" draw:text-style-name="P7" draw:layer="layout" svg:width="0.283cm" svg:height="0.345cm" svg:x="16.569cm" svg:y="2.18cm" svg:viewBox="0 0 284 346" svg:d="M187 290c8 0 8 0 8 3l14 50c0 0 4 3 8 3h60c7 0 7-3 7-3v-4-7l-100-329c0-3-4-3-4-3h-77c-7 0-7 0-7 3l-96 329v7 4c0 0 0 3 8 3h60c3 0 3-3 3-3l14-50c0-3 4-3 7-3zM106 234c-3 0-3-4-3-8l32-119 3-8h7l4 8 31 119c0 7 0 8-3 8z">
          <text:p/>
        </draw:path>
        <draw:path draw:style-name="gr67" draw:text-style-name="P7" draw:layer="layout" svg:width="0.282cm" svg:height="0.345cm" svg:x="18.101cm" svg:y="2.18cm" svg:viewBox="0 0 283 346" svg:d="M188 290c3 0 3 0 7 3l14 50c0 0 0 3 3 3h64c3 0 7-3 7-3v-4l-4-7-99-329c0-3 0-3-3-3h-74c-4 0-4 0-4 3l-96 329-3 7v4c0 0 3 3 7 3h60c3 0 3-3 3-3l14-50c0-3 4-3 8-3zM106 234c-7 0-7-4-7-8l36-119v-8h10l4 8 31 119c0 7 0 8-7 8z">
          <text:p/>
        </draw:path>
        <draw:polygon draw:style-name="gr67" draw:text-style-name="P7" draw:layer="layout" svg:width="0.229cm" svg:height="0.269cm" svg:x="15.737cm" svg:y="2.659cm" svg:viewBox="0 0 230 270" draw:points="39,0 70,0 49,117 176,117 195,0 230,0 188,270 155,270 173,145 49,145 28,270 0,270">
          <text:p/>
        </draw:polygon>
        <draw:path draw:style-name="gr67" draw:text-style-name="P7" draw:layer="layout" svg:width="0.162cm" svg:height="0.212cm" svg:x="15.984cm" svg:y="2.723cm" svg:viewBox="0 0 163 213" svg:d="M145 191c-3 4-11 4-18 7-4 4-11 4-18 8-7 3-14 3-21 3s-14 4-21 4c-11 0-21-4-32-7-7-4-14-11-21-18-4-7-7-14-11-25 0-10-3-21-3-32 0-15 3-29 3-39 4-11 7-21 11-32 3-11 7-18 14-25s14-14 21-21c7-3 18-7 25-11 11-3 18-3 28-3 11 0 18 0 25 3 7 4 15 8 18 11 8 7 11 11 15 18 0 7 3 14 3 21 0 10-3 18-3 21-4 7-7 14-11 18-4 3-7 10-15 10-7 4-14 7-21 7-7 4-14 4-21 7-7 0-15 0-22 0s-10 0-14 0c-7 0-7 0-14 0-3 0-7 0-10-3 0 10 0 22 0 29 0 11 3 18 7 21 3 7 7 11 14 14 3 4 14 4 21 4 3 0 11 0 18 0 3 0 7 0 14 0 3-4 7-4 14-7 3 0 7-4 14-4zM39 85c3 0 10 0 14 3 3 0 7 0 10 0 7 0 11 0 14 0 8 0 15 0 22-3 7 0 14-4 21-4 3-3 7-7 10-11 4-3 4-7 4-14 0-3 0-7 0-14-4-3-7-7-7-7-4-3-7-7-14-7-4-3-7-3-14-3s-14 3-22 3c-7 4-10 7-14 14-7 4-10 11-14 18 0 7-7 14-10 25z">
          <text:p/>
        </draw:path>
        <draw:path draw:style-name="gr67" draw:text-style-name="P7" draw:layer="layout" svg:width="0.159cm" svg:height="0.216cm" svg:x="16.167cm" svg:y="2.719cm" svg:viewBox="0 0 160 217" svg:d="M139 46c-7-7-14-7-21-10-7-4-18-4-25-4-4 0-11 0-14 0-4 4-7 4-11 7-3 0-7 4-7 7 0 7-3 7-3 14 0 4 3 7 7 14 3 4 10 8 14 11 3 4 10 7 18 11 7 3 14 10 17 14 7 3 14 10 14 17 7 7 7 11 7 22 0 7 0 17-7 28-3 8-7 15-14 22-7 3-17 7-25 14-10 0-21 4-31 4-4 0-11 0-18-4-3 0-7 0-15-3-4-4-7-4-14-8-4-3-7-3-11-10l14-26c4 4 7 4 11 7 8 4 8 4 15 4 4 3 7 3 11 8 3 0 10 0 10 0 7 0 14 0 18 0 3-5 10-8 14-8 4-4 7-7 7-14 4-4 4-7 4-14 0-4-4-7-4-15-3-3-11-7-14-10-4-4-11-7-18-11-7-7-14-10-21-14-3-7-10-10-14-17-3-7-3-11-3-22 0-7 3-17 3-24 7-7 11-14 18-18 7-7 14-11 24-14 7 0 18-4 29-4 3 0 10 0 17 4 4 0 7 0 14 3 4 4 7 4 14 4 4 4 8 7 11 7z">
          <text:p/>
        </draw:path>
        <draw:path draw:style-name="gr67" draw:text-style-name="P7" draw:layer="layout" svg:width="0.159cm" svg:height="0.216cm" svg:x="16.333cm" svg:y="2.719cm" svg:viewBox="0 0 160 217" svg:d="M139 46c-7-7-14-7-21-10-8-4-18-4-25-4s-11 0-14 0c-7 4-7 4-14 7 0 0-4 4-4 7 0 7-3 7-3 14 0 4 3 7 7 14 3 4 7 8 14 11 3 4 10 7 17 11 7 3 14 10 18 14 7 3 14 10 14 17 7 7 7 11 7 22 0 7 0 17-7 28-3 8-7 15-14 22-7 3-18 7-28 14-7 0-21 4-28 4-4 0-11 0-18-4-4 0-7 0-14-3-4-4-8-4-15-8-4-3-7-3-11-10l14-26c4 4 8 4 12 7 7 4 7 4 14 4 3 3 7 3 10 8 4 0 11 0 11 0 4 0 11 0 18 0 3-5 7-8 14-8 3-4 7-7 7-14 3-4 3-7 3-14 0-4-3-7-3-15-7-3-11-7-14-10-7-4-14-7-21-11-4-7-11-10-18-14-4-7-11-10-14-17-4-7-4-11-4-22 0-7 4-17 4-24 7-7 10-14 17-18 8-7 15-11 22-14 10 0 21-4 31-4 4 0 11 0 18 4 4 0 7 0 14 3 4 4 7 4 14 4 4 4 7 7 11 7z">
          <text:p/>
        </draw:path>
        <draw:path draw:style-name="gr67" draw:text-style-name="P7" draw:layer="layout" svg:width="0.162cm" svg:height="0.212cm" svg:x="16.506cm" svg:y="2.723cm" svg:viewBox="0 0 163 213" svg:d="M146 191c-4 4-11 4-18 7-4 4-11 4-18 8-7 3-15 3-22 3s-14 4-21 4c-11 0-21-4-32-7-7-4-14-11-17-18-7-7-11-14-14-25 0-10-4-21-4-32 0-15 4-29 4-39 3-11 7-21 10-32 4-11 11-18 14-25 7-7 14-14 21-21 7-3 18-7 25-11 11-3 18-3 29-3s18 0 25 3c7 4 14 8 21 11 4 7 7 11 11 18 0 7 3 14 3 21 0 10-3 18-3 21-4 7-7 14-11 18-3 3-7 10-14 10-7 4-14 7-21 7-7 4-14 4-22 7-7 0-14 0-21 0-8 0-11 0-15 0-7 0-7 0-14 0-3 0-7 0-10-3 0 10 0 22 0 29 0 11 3 18 7 21 3 7 7 11 14 14 3 4 14 4 21 4 4 0 11 0 18 0 3 0 8 0 15 0 3-4 7-4 14-7 3 0 7-4 14-4zM39 85c3 0 10 0 14 3 3 0 7 0 10 0 8 0 11 0 15 0 7 0 14 0 22-3 7 0 14-4 21-4 3-3 7-7 11-11 3-3 3-7 3-14 0-3 0-7 0-14-3-3-7-7-7-7-4-3-7-7-14-7-4-3-7-3-14-3-8 0-15 3-22 3-7 4-11 7-15 14-7 4-10 11-14 18 0 7-7 14-10 25z">
          <text:p/>
        </draw:path>
        <draw:path draw:style-name="gr67" draw:text-style-name="P7" draw:layer="layout" svg:width="0.173cm" svg:height="0.209cm" svg:x="16.693cm" svg:y="2.719cm" svg:viewBox="0 0 174 210" svg:d="M128 210v-4zM146 90c3-8 3-15 3-23 0-7-3-14-3-21-4-3-7-7-15-10-3-4-10-4-21-4-7 0-10 0-17 0-7 4-11 7-14 11-8 3-12 7-16 10-7 7-7 11-10 18l-21 139h-32l32-203h24v25c0-7 7-7 11-14 4-3 12-7 15-7 4-4 11-7 18-7 3-4 10-4 17-4 11 0 22 4 29 7 7 4 14 11 21 18 3 7 7 14 7 25 0 10 0 21-4 32l-17 124h-25z">
          <text:p/>
        </draw:path>
        <draw:polygon draw:style-name="gr68" draw:text-style-name="P5" draw:layer="layout" svg:width="2.117cm" svg:height="0.618cm" svg:x="17.889cm" svg:y="7.277cm" svg:viewBox="0 0 2118 619" draw:points="0,619 2118,619 2118,0 0,0">
          <text:p/>
        </draw:polygon>
        <draw:polygon draw:style-name="gr68" draw:text-style-name="P5" draw:layer="layout" svg:width="9.158cm" svg:height="0.618cm" svg:x="3.64cm" svg:y="4.864cm" svg:viewBox="0 0 9159 619" draw:points="0,619 9159,619 9159,0 0,0">
          <text:p/>
        </draw:polygon>
        <draw:polygon draw:style-name="gr68" draw:text-style-name="P5" draw:layer="layout" svg:width="9.158cm" svg:height="0.617cm" svg:x="3.64cm" svg:y="5.595cm" svg:viewBox="0 0 9159 618" draw:points="0,618 9159,618 9159,0 0,0">
          <text:p/>
        </draw:polygon>
        <draw:polygon draw:style-name="gr68" draw:text-style-name="P5" draw:layer="layout" svg:width="9.158cm" svg:height="0.617cm" svg:x="3.64cm" svg:y="6.325cm" svg:viewBox="0 0 9159 618" draw:points="0,618 9159,618 9159,0 0,0">
          <text:p/>
        </draw:polygon>
        <draw:polygon draw:style-name="gr68" draw:text-style-name="P5" draw:layer="layout" svg:width="9.14cm" svg:height="0.617cm" svg:x="3.658cm" svg:y="8.516cm" svg:viewBox="0 0 9141 618" draw:points="0,618 9141,618 9141,0 0,0">
          <text:p/>
        </draw:polygon>
        <draw:polygon draw:style-name="gr68" draw:text-style-name="P5" draw:layer="layout" svg:width="4.502cm" svg:height="0.617cm" svg:x="3.64cm" svg:y="9.246cm" svg:viewBox="0 0 4503 618" draw:points="0,618 4503,618 4503,0 0,0">
          <text:p/>
        </draw:polygon>
        <draw:polygon draw:style-name="gr68" draw:text-style-name="P5" draw:layer="layout" svg:width="4.696cm" svg:height="0.617cm" svg:x="8.138cm" svg:y="9.246cm" svg:viewBox="0 0 4697 618" draw:points="0,618 4697,618 4697,0 0,0">
          <text:p/>
        </draw:polygon>
        <draw:polygon draw:style-name="gr68" draw:text-style-name="P5" draw:layer="layout" svg:width="9.158cm" svg:height="0.618cm" svg:x="3.64cm" svg:y="7.785cm" svg:viewBox="0 0 9159 619" draw:points="0,619 9159,619 9159,0 0,0">
          <text:p/>
        </draw:polygon>
        <draw:polygon draw:style-name="gr68" draw:text-style-name="P5" draw:layer="layout" svg:width="2.117cm" svg:height="0.618cm" svg:x="17.889cm" svg:y="8.099cm" svg:viewBox="0 0 2118 619" draw:points="0,619 2118,619 2118,0 0,0">
          <text:p/>
        </draw:polygon>
        <draw:polygon draw:style-name="gr68" draw:text-style-name="P5" draw:layer="layout" svg:width="2.117cm" svg:height="0.617cm" svg:x="17.889cm" svg:y="9.74cm" svg:viewBox="0 0 2118 618" draw:points="0,618 2118,618 2118,0 0,0">
          <text:p/>
        </draw:polygon>
        <draw:polygon draw:style-name="gr68" draw:text-style-name="P5" draw:layer="layout" svg:width="2.117cm" svg:height="0.617cm" svg:x="17.889cm" svg:y="10.558cm" svg:viewBox="0 0 2118 618" draw:points="0,618 2118,618 2118,0 0,0">
          <text:p/>
        </draw:polygon>
        <draw:polygon draw:style-name="gr68" draw:text-style-name="P5" draw:layer="layout" svg:width="1.739cm" svg:height="0.617cm" svg:x="15.522cm" svg:y="10.558cm" svg:viewBox="0 0 1740 618" draw:points="0,618 1740,618 1740,0 0,0">
          <text:p/>
        </draw:polygon>
        <draw:polygon draw:style-name="gr68" draw:text-style-name="P5" draw:layer="layout" svg:width="2.117cm" svg:height="0.618cm" svg:x="17.889cm" svg:y="13.313cm" svg:viewBox="0 0 2118 619" draw:points="0,619 2118,619 2118,0 0,0">
          <text:p/>
        </draw:polygon>
        <draw:polygon draw:style-name="gr68" draw:text-style-name="P5" draw:layer="layout" svg:width="2.117cm" svg:height="0.617cm" svg:x="17.889cm" svg:y="14.132cm" svg:viewBox="0 0 2118 618" draw:points="0,618 2118,618 2118,0 0,0">
          <text:p/>
        </draw:polygon>
        <draw:polygon draw:style-name="gr68" draw:text-style-name="P5" draw:layer="layout" svg:width="2.117cm" svg:height="0.617cm" svg:x="17.889cm" svg:y="14.954cm" svg:viewBox="0 0 2118 618" draw:points="0,618 2118,618 2118,0 0,0">
          <text:p/>
        </draw:polygon>
        <draw:polygon draw:style-name="gr62" draw:text-style-name="P5" draw:layer="layout" svg:width="1.031cm" svg:height="0.43cm" svg:x="8.247cm" svg:y="14.358cm" svg:viewBox="0 0 1032 431" draw:points="0,431 1032,431 1032,0 0,0">
          <text:p/>
        </draw:polygon>
        <draw:polygon draw:style-name="gr68" draw:text-style-name="P5" draw:layer="layout" svg:width="2.117cm" svg:height="0.618cm" svg:x="17.889cm" svg:y="15.772cm" svg:viewBox="0 0 2118 619" draw:points="0,619 2118,619 2118,0 0,0">
          <text:p/>
        </draw:polygon>
        <draw:polygon draw:style-name="gr68" draw:text-style-name="P5" draw:layer="layout" svg:width="2.117cm" svg:height="0.618cm" svg:x="17.889cm" svg:y="16.594cm" svg:viewBox="0 0 2118 619" draw:points="0,619 2118,619 2118,0 0,0">
          <text:p/>
        </draw:polygon>
        <draw:polygon draw:style-name="gr68" draw:text-style-name="P5" draw:layer="layout" svg:width="9.158cm" svg:height="0.617cm" svg:x="3.64cm" svg:y="3.404cm" svg:viewBox="0 0 9159 618" draw:points="0,618 9159,618 9159,0 0,0">
          <text:p/>
        </draw:polygon>
        <draw:polygon draw:style-name="gr68" draw:text-style-name="P5" draw:layer="layout" svg:width="9.158cm" svg:height="0.617cm" svg:x="3.64cm" svg:y="4.134cm" svg:viewBox="0 0 9159 618" draw:points="0,618 9159,618 9159,0 0,0">
          <text:p/>
        </draw:polygon>
        <draw:polygon draw:style-name="gr68" draw:text-style-name="P5" draw:layer="layout" svg:width="2.117cm" svg:height="0.617cm" svg:x="17.889cm" svg:y="8.918cm" svg:viewBox="0 0 2118 618" draw:points="0,618 2118,618 2118,0 0,0">
          <text:p/>
        </draw:polygon>
        <draw:polygon draw:style-name="gr62" draw:text-style-name="P5" draw:layer="layout" svg:width="3.026cm" svg:height="0.43cm" svg:x="9.726cm" svg:y="14.358cm" svg:viewBox="0 0 3027 431" draw:points="0,431 3027,431 3027,0 0,0">
          <text:p/>
        </draw:polygon>
        <draw:polygon draw:style-name="gr68" draw:text-style-name="P5" draw:layer="layout" svg:width="1.609cm" svg:height="0.618cm" svg:x="2.028cm" svg:y="16.562cm" svg:viewBox="0 0 1610 619" draw:points="0,619 1610,619 1610,0 0,0">
          <text:p/>
        </draw:polygon>
        <draw:polygon draw:style-name="gr68" draw:text-style-name="P5" draw:layer="layout" svg:width="1.609cm" svg:height="0.618cm" svg:x="2.028cm" svg:y="17.691cm" svg:viewBox="0 0 1610 619" draw:points="0,619 1610,619 1610,0 0,0">
          <text:p/>
        </draw:polygon>
        <draw:polygon draw:style-name="gr68" draw:text-style-name="P5" draw:layer="layout" svg:width="2.117cm" svg:height="0.617cm" svg:x="17.857cm" svg:y="18.355cm" svg:viewBox="0 0 2118 618" draw:points="0,618 2118,618 2118,0 0,0">
          <text:p/>
        </draw:polygon>
        <draw:polygon draw:style-name="gr68" draw:text-style-name="P5" draw:layer="layout" svg:width="2.117cm" svg:height="0.618cm" svg:x="17.857cm" svg:y="18.901cm" svg:viewBox="0 0 2118 619" draw:points="0,619 2118,619 2118,0 0,0">
          <text:p/>
        </draw:polygon>
        <draw:polygon draw:style-name="gr62" draw:text-style-name="P5" draw:layer="layout" svg:width="3.026cm" svg:height="0.43cm" svg:x="9.726cm" svg:y="15.423cm" svg:viewBox="0 0 3027 431" draw:points="0,431 3027,431 3027,0 0,0">
          <text:p/>
        </draw:polygon>
        <draw:polygon draw:style-name="gr62" draw:text-style-name="P5" draw:layer="layout" svg:width="1.031cm" svg:height="0.43cm" svg:x="8.247cm" svg:y="15.423cm" svg:viewBox="0 0 1032 431" draw:points="0,431 1032,431 1032,0 0,0">
          <text:p/>
        </draw:polygon>
        <draw:polygon draw:style-name="gr62" draw:text-style-name="P5" draw:layer="layout" svg:width="3.026cm" svg:height="0.431cm" svg:x="9.726cm" svg:y="14.89cm" svg:viewBox="0 0 3027 432" draw:points="0,432 3027,432 3027,0 0,0">
          <text:p/>
        </draw:polygon>
        <draw:polygon draw:style-name="gr62" draw:text-style-name="P5" draw:layer="layout" svg:width="1.031cm" svg:height="0.431cm" svg:x="8.247cm" svg:y="14.89cm" svg:viewBox="0 0 1032 432" draw:points="0,432 1032,432 1032,0 0,0">
          <text:p/>
        </draw:polygon>
        <draw:polygon draw:style-name="gr68" draw:text-style-name="P5" draw:layer="layout" svg:width="2.116cm" svg:height="0.617cm" svg:x="17.861cm" svg:y="19.445cm" svg:viewBox="0 0 2117 618" draw:points="0,618 2117,618 2117,0 0,0">
          <text:p/>
        </draw:polygon>
        <draw:polygon draw:style-name="gr62" draw:text-style-name="P5" draw:layer="layout" svg:width="3.288cm" svg:height="0.617cm" svg:x="3.446cm" svg:y="21.35cm" svg:viewBox="0 0 3289 618" draw:points="0,618 3289,618 3289,0 0,0">
          <text:p/>
        </draw:polygon>
        <draw:polygon draw:style-name="gr68" draw:text-style-name="P5" draw:layer="layout" svg:width="9.158cm" svg:height="0.617cm" svg:x="3.64cm" svg:y="2.716cm" svg:viewBox="0 0 9159 618" draw:points="0,618 9159,618 9159,0 0,0">
          <text:p/>
        </draw:polygon>
        <draw:frame draw:style-name="gr69" draw:text-style-name="P3" draw:layer="layout" svg:width="1.035cm" svg:height="0.395cm" svg:x="9.73cm" svg:y="13.862cm">
          <draw:text-box>
            <text:p text:style-name="P1"><text:span text:style-name="T3">Betrag</text:span></text:p>
          </draw:text-box>
        </draw:frame>
        <draw:polygon draw:style-name="gr68" draw:text-style-name="P5" draw:layer="layout" svg:width="9.158cm" svg:height="0.617cm" svg:x="3.64cm" svg:y="7.055cm" svg:viewBox="0 0 9159 618" draw:points="0,618 9159,618 9159,0 0,0">
          <text:p/>
        </draw:polygon>
        <draw:polygon draw:style-name="gr68" draw:text-style-name="P5" draw:layer="layout" svg:width="1.609cm" svg:height="0.617cm" svg:x="11.193cm" svg:y="13.095cm" svg:viewBox="0 0 1610 618" draw:points="0,618 1610,618 1610,0 0,0">
          <text:p/>
        </draw:polygon>
        <draw:frame draw:style-name="gr70" draw:text-style-name="P3" draw:layer="layout" svg:width="1.695cm" svg:height="0.412cm" svg:x="5.75cm" svg:y="11.843cm">
          <draw:text-box>
            <text:p text:style-name="P1"><text:span text:style-name="T6">0,30€/km</text:span></text:p>
          </draw:text-box>
        </draw:frame>
        <draw:frame draw:style-name="gr70" draw:text-style-name="P3" draw:layer="layout" svg:width="1.695cm" svg:height="0.412cm" svg:x="5.75cm" svg:y="12.232cm">
          <draw:text-box>
            <text:p text:style-name="P1"><text:span text:style-name="T6">0,20€/km</text:span></text:p>
          </draw:text-box>
        </draw:frame>
        <draw:frame draw:style-name="gr71" draw:text-style-name="P3" draw:layer="layout" svg:width="7.52cm" svg:height="0.395cm" svg:x="7.02cm" svg:y="19.048cm">
          <draw:text-box>
            <text:p text:style-name="P1"><text:span text:style-name="T7">davon spende ich den Piraten <text:s text:c="12"/>Spende</text:span></text:p>
          </draw:text-box>
        </draw:frame>
        <draw:frame draw:style-name="gr72" draw:text-style-name="P3" draw:layer="layout" svg:width="2.754cm" svg:height="0.412cm" svg:x="13.897cm" svg:y="3.773cm">
          <draw:text-box>
            <text:p text:style-name="P1"><text:span text:style-name="T6">Piratenpartei</text:span></text:p>
          </draw:text-box>
        </draw:frame>
        <draw:frame draw:style-name="gr49" draw:text-style-name="P3" draw:layer="layout" svg:width="0.352cm" svg:height="0.395cm" svg:x="16.651cm" svg:y="3.773cm">
          <draw:text-box>
            <text:p text:style-name="P1"><text:span text:style-name="T8"><text:s/></text:span></text:p>
          </draw:text-box>
        </draw:frame>
        <draw:frame draw:style-name="gr73" draw:text-style-name="P3" draw:layer="layout" svg:width="2.33cm" svg:height="0.412cm" svg:x="16.722cm" svg:y="3.765cm">
          <draw:text-box>
            <text:p text:style-name="P1"><text:span text:style-name="T6">Deutschland</text:span></text:p>
          </draw:text-box>
        </draw:frame>
        <draw:frame draw:style-name="gr73" draw:text-style-name="P3" draw:layer="layout" svg:width="2.33cm" svg:height="0.412cm" svg:x="14.708cm" svg:y="4.576cm">
          <draw:text-box>
            <text:p text:style-name="P1"><text:span text:style-name="T6">Pflugstraße</text:span></text:p>
          </draw:text-box>
        </draw:frame>
        <draw:frame draw:style-name="gr49" draw:text-style-name="P3" draw:layer="layout" svg:width="0.352cm" svg:height="0.395cm" svg:x="17.11cm" svg:y="4.584cm">
          <draw:text-box>
            <text:p text:style-name="P1"><text:span text:style-name="T8"><text:s/></text:span></text:p>
          </draw:text-box>
        </draw:frame>
        <draw:frame draw:style-name="gr74" draw:text-style-name="P3" draw:layer="layout" svg:width="0.425cm" svg:height="0.412cm" svg:x="17.18cm" svg:y="4.576cm">
          <draw:text-box>
            <text:p text:style-name="P1"><text:span text:style-name="T6">9a</text:span></text:p>
          </draw:text-box>
        </draw:frame>
        <draw:frame draw:style-name="gr49" draw:text-style-name="P3" draw:layer="layout" svg:width="0.352cm" svg:height="0.395cm" svg:x="14.534cm" svg:y="4.972cm">
          <draw:text-box>
            <text:p text:style-name="P1"><text:span text:style-name="T8"><text:s text:c="2"/></text:span></text:p>
          </draw:text-box>
        </draw:frame>
        <draw:frame draw:style-name="gr75" draw:text-style-name="P3" draw:layer="layout" svg:width="1.06cm" svg:height="0.412cm" svg:x="14.25cm" svg:y="4.959cm">
          <draw:text-box>
            <text:p text:style-name="P1"><text:span text:style-name="T6">10115</text:span></text:p>
          </draw:text-box>
        </draw:frame>
        <draw:frame draw:style-name="gr49" draw:text-style-name="P3" draw:layer="layout" svg:width="0.352cm" svg:height="0.395cm" svg:x="15.663cm" svg:y="4.972cm">
          <draw:text-box>
            <text:p text:style-name="P1"><text:span text:style-name="T8"><text:s/></text:span></text:p>
          </draw:text-box>
        </draw:frame>
        <draw:frame draw:style-name="gr76" draw:text-style-name="P3" draw:layer="layout" svg:width="1.272cm" svg:height="0.412cm" svg:x="15.5cm" svg:y="4.964cm">
          <draw:text-box>
            <text:p text:style-name="P1"><text:span text:style-name="T6">Berlin</text:span></text:p>
          </draw:text-box>
        </draw:frame>
        <draw:frame draw:style-name="gr49" draw:text-style-name="P3" draw:layer="layout" svg:width="0.352cm" svg:height="0.395cm" svg:x="16.686cm" svg:y="4.972cm">
          <draw:text-box>
            <text:p text:style-name="P1"><text:span text:style-name="T8"><text:s/></text:span></text:p>
          </draw:text-box>
        </draw:frame>
        <draw:frame draw:style-name="gr77" draw:text-style-name="P3" draw:layer="layout" svg:width="1.484cm" svg:height="0.412cm" svg:x="17cm" svg:y="4.955cm">
          <draw:text-box>
            <text:p text:style-name="P1"><text:span text:style-name="T6">(Mitte)</text:span></text:p>
          </draw:text-box>
        </draw:frame>
        <draw:frame draw:style-name="gr78" draw:text-style-name="P8" draw:layer="layout" svg:width="8.003cm" svg:height="0.746cm" svg:x="2.011cm" svg:y="1.527cm">
          <draw:text-box>
            <text:p text:style-name="P1"><text:span text:style-name="T9">Reisekostenabrechnung</text:span></text:p>
          </draw:text-box>
        </draw:frame>
        <draw:frame draw:style-name="gr79" draw:text-style-name="P8" draw:layer="layout" svg:width="0.634cm" svg:height="0.712cm" svg:x="9.208cm" svg:y="1.542cm">
          <draw:text-box>
            <text:p text:style-name="P1"><text:span text:style-name="T10"><text:s/></text:span></text:p>
          </draw:text-box>
        </draw:frame>
        <draw:frame draw:style-name="gr80" draw:text-style-name="P8" draw:layer="layout" svg:width="1.526cm" svg:height="0.746cm" svg:x="10.224cm" svg:y="1.527cm">
          <draw:text-box>
            <text:p text:style-name="P1"><text:span text:style-name="T9">2021</text:span></text:p>
          </draw:text-box>
        </draw:frame>
        <draw:control draw:style-name="gr81" draw:text-style-name="P9" draw:layer="controls" svg:width="9.159cm" svg:height="0.618cm" svg:x="3.64cm" svg:y="2.716cm" draw:control="control1"/>
        <draw:control draw:style-name="gr81" draw:text-style-name="P9" draw:layer="controls" svg:width="9.159cm" svg:height="0.618cm" svg:x="3.64cm" svg:y="3.404cm" draw:control="control2"/>
        <draw:control draw:style-name="gr81" draw:text-style-name="P9" draw:layer="controls" svg:width="9.159cm" svg:height="0.618cm" svg:x="3.64cm" svg:y="4.134cm" draw:control="control3"/>
        <draw:control draw:style-name="gr81" draw:text-style-name="P9" draw:layer="controls" svg:width="9.159cm" svg:height="0.618cm" svg:x="3.64cm" svg:y="4.865cm" draw:control="control4"/>
        <draw:control draw:style-name="gr81" draw:text-style-name="P9" draw:layer="controls" svg:width="9.159cm" svg:height="0.618cm" svg:x="3.64cm" svg:y="5.595cm" draw:control="control5"/>
        <draw:control draw:style-name="gr81" draw:text-style-name="P9" draw:layer="controls" svg:width="9.159cm" svg:height="0.618cm" svg:x="3.64cm" svg:y="6.325cm" draw:control="control6"/>
        <draw:control draw:style-name="gr81" draw:text-style-name="P9" draw:layer="controls" svg:width="9.159cm" svg:height="0.618cm" svg:x="3.64cm" svg:y="7.055cm" draw:control="control7"/>
        <draw:control draw:style-name="gr81" draw:text-style-name="P9" draw:layer="controls" svg:width="9.159cm" svg:height="0.618cm" svg:x="3.64cm" svg:y="7.785cm" draw:control="control8"/>
        <draw:control draw:style-name="gr81" draw:text-style-name="P9" draw:layer="controls" svg:width="9.159cm" svg:height="0.634cm" svg:x="3.64cm" svg:y="8.5cm" draw:control="control9"/>
        <draw:control draw:style-name="gr81" draw:text-style-name="P9" draw:layer="controls" svg:width="4.503cm" svg:height="0.618cm" svg:x="3.64cm" svg:y="9.246cm" draw:control="control10"/>
        <draw:control draw:style-name="gr81" draw:text-style-name="P9" draw:layer="controls" svg:width="4.692cm" svg:height="0.618cm" svg:x="8.143cm" svg:y="9.246cm" draw:control="control11"/>
        <draw:control draw:style-name="gr81" draw:text-style-name="P9" draw:layer="controls" svg:width="2.101cm" svg:height="0.619cm" svg:x="17.889cm" svg:y="7.277cm" draw:control="control12"/>
        <draw:control draw:style-name="gr81" draw:text-style-name="P9" draw:layer="controls" svg:width="2.107cm" svg:height="0.619cm" svg:x="17.889cm" svg:y="8.099cm" draw:control="control13"/>
        <draw:control draw:style-name="gr81" draw:text-style-name="P9" draw:layer="controls" svg:width="2.118cm" svg:height="0.618cm" svg:x="17.889cm" svg:y="8.918cm" draw:control="control14"/>
        <draw:control draw:style-name="gr81" draw:text-style-name="P9" draw:layer="controls" svg:width="2.118cm" svg:height="0.618cm" svg:x="17.889cm" svg:y="9.74cm" draw:control="control15"/>
        <draw:control draw:style-name="gr81" draw:text-style-name="P9" draw:layer="controls" svg:width="1.728cm" svg:height="0.618cm" svg:x="15.522cm" svg:y="10.558cm" draw:control="control16"/>
        <draw:control draw:style-name="gr81" draw:text-style-name="P9" draw:layer="controls" svg:width="2.101cm" svg:height="0.618cm" svg:x="17.889cm" svg:y="10.558cm" draw:control="control17"/>
        <draw:control draw:style-name="gr81" draw:text-style-name="P10" draw:layer="controls" svg:width="0.487cm" svg:height="0.532cm" svg:x="16.965cm" svg:y="11.359cm" draw:control="control18"/>
        <draw:control draw:style-name="gr81" draw:text-style-name="P10" draw:layer="controls" svg:width="0.502cm" svg:height="0.525cm" svg:x="18.499cm" svg:y="11.359cm" draw:control="control19"/>
        <draw:control draw:style-name="gr81" draw:text-style-name="P9" draw:layer="controls" svg:width="1.61cm" svg:height="0.618cm" svg:x="11.193cm" svg:y="13.095cm" draw:control="control20"/>
        <draw:control draw:style-name="gr81" draw:text-style-name="P9" draw:layer="controls" svg:width="1.481cm" svg:height="0.533cm" svg:x="8.195cm" svg:y="14.308cm" draw:control="control21"/>
        <draw:control draw:style-name="gr81" draw:text-style-name="P9" draw:layer="controls" svg:width="3.129cm" svg:height="0.533cm" svg:x="9.676cm" svg:y="14.308cm" draw:control="control22"/>
        <draw:control draw:style-name="gr81" draw:text-style-name="P9" draw:layer="controls" svg:width="1.481cm" svg:height="0.533cm" svg:x="8.196cm" svg:y="14.841cm" draw:control="control23"/>
        <draw:control draw:style-name="gr81" draw:text-style-name="P9" draw:layer="controls" svg:width="3.129cm" svg:height="0.533cm" svg:x="9.677cm" svg:y="14.841cm" draw:control="control24"/>
        <draw:control draw:style-name="gr81" draw:text-style-name="P9" draw:layer="controls" svg:width="1.481cm" svg:height="0.533cm" svg:x="8.195cm" svg:y="15.374cm" draw:control="control25"/>
        <draw:control draw:style-name="gr81" draw:text-style-name="P9" draw:layer="controls" svg:width="3.129cm" svg:height="0.533cm" svg:x="9.676cm" svg:y="15.374cm" draw:control="control26"/>
        <draw:control draw:style-name="gr81" draw:text-style-name="P9" draw:layer="controls" svg:width="2.111cm" svg:height="0.619cm" svg:x="17.889cm" svg:y="13.313cm" draw:control="control27"/>
        <draw:control draw:style-name="gr81" draw:text-style-name="P9" draw:layer="controls" svg:width="2.111cm" svg:height="0.618cm" svg:x="17.889cm" svg:y="14.132cm" draw:control="control28"/>
        <draw:control draw:style-name="gr81" draw:text-style-name="P9" draw:layer="controls" svg:width="2.111cm" svg:height="0.618cm" svg:x="17.889cm" svg:y="14.954cm" draw:control="control29"/>
        <draw:control draw:style-name="gr81" draw:text-style-name="P9" draw:layer="controls" svg:width="2.118cm" svg:height="0.619cm" svg:x="17.889cm" svg:y="15.772cm" draw:control="control30"/>
        <draw:control draw:style-name="gr81" draw:text-style-name="P9" draw:layer="controls" svg:width="2.118cm" svg:height="0.619cm" svg:x="17.889cm" svg:y="16.594cm" draw:control="control31"/>
        <draw:control draw:style-name="gr81" draw:text-style-name="P9" draw:layer="controls" svg:width="1.61cm" svg:height="0.619cm" svg:x="2.028cm" svg:y="16.562cm" draw:control="control32"/>
        <draw:control draw:style-name="gr81" draw:text-style-name="P9" draw:layer="controls" svg:width="1.61cm" svg:height="0.619cm" svg:x="2.028cm" svg:y="17.691cm" draw:control="control33"/>
        <draw:control draw:style-name="gr81" draw:text-style-name="P9" draw:layer="controls" svg:width="3.5cm" svg:height="0.587cm" svg:x="3.5cm" svg:y="21.381cm" draw:control="control34"/>
        <draw:control draw:style-name="gr81" draw:text-style-name="P9" draw:layer="controls" svg:width="2.118cm" svg:height="0.546cm" svg:x="17.857cm" svg:y="18.355cm" draw:control="control35"/>
        <draw:control draw:style-name="gr81" draw:text-style-name="P9" draw:layer="controls" svg:width="2.114cm" svg:height="0.544cm" svg:x="17.861cm" svg:y="18.901cm" draw:control="control36"/>
        <draw:control draw:style-name="gr81" draw:text-style-name="P9" draw:layer="controls" svg:width="2.129cm" svg:height="0.618cm" svg:x="17.861cm" svg:y="19.445cm" draw:control="control37"/>
      </draw:page>
      <draw:page draw:name="page2" draw:style-name="dp1" draw:master-page-name="master-page58">
        <office:forms form:automatic-focus="false" form:apply-design-mode="false"/>
        <draw:line draw:style-name="gr43" draw:text-style-name="P4" draw:layer="layout" svg:x1="2.003cm" svg:y1="1.862cm" svg:x2="5.513cm" svg:y2="1.862cm">
          <text:p/>
        </draw:line>
        <draw:frame draw:style-name="gr82" draw:text-style-name="P3" draw:layer="layout" svg:width="0.352cm" svg:height="0.39cm" svg:x="2.004cm" svg:y="2.335cm">
          <draw:text-box>
            <text:p text:style-name="P1"><text:span text:style-name="T11">A.</text:span></text:p>
          </draw:text-box>
        </draw:frame>
        <draw:frame draw:style-name="gr83" draw:text-style-name="P3" draw:layer="layout" svg:width="17.422cm" svg:height="0.39cm" svg:x="2.505cm" svg:y="2.335cm">
          <draw:text-box>
            <text:p text:style-name="P1"><text:span text:style-name="T11">Erstattungsfähig sind Kosten, die Mitgliedern oder anderen beauftragten Personen der Piratenpartei Deutschland entstehen </text:span></text:p>
          </draw:text-box>
        </draw:frame>
        <draw:frame draw:style-name="gr84" draw:text-style-name="P3" draw:layer="layout" svg:width="3.88cm" svg:height="0.39cm" svg:x="2.505cm" svg:y="2.744cm">
          <draw:text-box>
            <text:p text:style-name="P1"><text:span text:style-name="T11">bei der Wahrnehmung von </text:span></text:p>
          </draw:text-box>
        </draw:frame>
        <draw:frame draw:style-name="gr82" draw:text-style-name="P3" draw:layer="layout" svg:width="0.352cm" svg:height="0.39cm" svg:x="2.505cm" svg:y="3.15cm">
          <draw:text-box>
            <text:p text:style-name="P1"><text:span text:style-name="T11">1.</text:span></text:p>
          </draw:text-box>
        </draw:frame>
        <draw:frame draw:style-name="gr85" draw:text-style-name="P3" draw:layer="layout" svg:width="16.652cm" svg:height="0.39cm" svg:x="3.002cm" svg:y="3.15cm">
          <draw:text-box>
            <text:p text:style-name="P1"><text:span text:style-name="T12">Ämtern</text:span><text:span text:style-name="T11">, in die sie von einem Bundes- oder Landesparteitag oder einem anderen, satzungsgemäß berechtigten Organ </text:span></text:p>
          </draw:text-box>
        </draw:frame>
        <draw:frame draw:style-name="gr86" draw:text-style-name="P3" draw:layer="layout" svg:width="5.603cm" svg:height="0.39cm" svg:x="3.002cm" svg:y="3.559cm">
          <draw:text-box>
            <text:p text:style-name="P1"><text:span text:style-name="T11">der Piratenpartei gewählt wurden, oder </text:span></text:p>
          </draw:text-box>
        </draw:frame>
        <draw:frame draw:style-name="gr82" draw:text-style-name="P3" draw:layer="layout" svg:width="0.352cm" svg:height="0.39cm" svg:x="2.505cm" svg:y="3.965cm">
          <draw:text-box>
            <text:p text:style-name="P1"><text:span text:style-name="T11">2.</text:span></text:p>
          </draw:text-box>
        </draw:frame>
        <draw:frame draw:style-name="gr87" draw:text-style-name="P3" draw:layer="layout" svg:width="17.058cm" svg:height="0.39cm" svg:x="3.002cm" svg:y="3.965cm">
          <draw:text-box>
            <text:p text:style-name="P1"><text:span text:style-name="T12">Mandaten</text:span><text:span text:style-name="T11">, die ihnen von einem Bundes- oder Landesparteitag oder einem anderen, satzungsgemäß berechtigten Organ </text:span></text:p>
          </draw:text-box>
        </draw:frame>
        <draw:frame draw:style-name="gr88" draw:text-style-name="P3" draw:layer="layout" svg:width="5.306cm" svg:height="0.39cm" svg:x="3.002cm" svg:y="4.374cm">
          <draw:text-box>
            <text:p text:style-name="P1"><text:span text:style-name="T11">der Piratenpartei erteilt wurden, oder </text:span></text:p>
          </draw:text-box>
        </draw:frame>
        <draw:frame draw:style-name="gr82" draw:text-style-name="P3" draw:layer="layout" svg:width="0.352cm" svg:height="0.39cm" svg:x="2.505cm" svg:y="4.78cm">
          <draw:text-box>
            <text:p text:style-name="P1"><text:span text:style-name="T11">3.</text:span></text:p>
          </draw:text-box>
        </draw:frame>
        <draw:frame draw:style-name="gr89" draw:text-style-name="P3" draw:layer="layout" svg:width="16.584cm" svg:height="0.39cm" svg:x="3.002cm" svg:y="4.78cm">
          <draw:text-box>
            <text:p text:style-name="P1"><text:span text:style-name="T12">Aufgaben</text:span><text:span text:style-name="T11">, mit denen sie von einem Bundes- oder Landesparteitag oder einem anderen, satzungsgemäß berechtigten </text:span></text:p>
          </draw:text-box>
        </draw:frame>
        <draw:frame draw:style-name="gr90" draw:text-style-name="P3" draw:layer="layout" svg:width="5.632cm" svg:height="0.39cm" svg:x="3.002cm" svg:y="5.189cm">
          <draw:text-box>
            <text:p text:style-name="P1"><text:span text:style-name="T11">Organ der Piratenpartei betraut wurden.</text:span></text:p>
          </draw:text-box>
        </draw:frame>
        <draw:frame draw:style-name="gr82" draw:text-style-name="P3" draw:layer="layout" svg:width="0.352cm" svg:height="0.39cm" svg:x="2.004cm" svg:y="5.796cm">
          <draw:text-box>
            <text:p text:style-name="P1"><text:span text:style-name="T11">B.</text:span></text:p>
          </draw:text-box>
        </draw:frame>
        <draw:frame draw:style-name="gr91" draw:text-style-name="P3" draw:layer="layout" svg:width="16.918cm" svg:height="0.39cm" svg:x="2.505cm" svg:y="5.796cm">
          <draw:text-box>
            <text:p text:style-name="P1"><text:span text:style-name="T11">Das Reiseanliegen ist dem Vorsitzenden des betreffenden Gebietsverbands, dessen Stellvertreter oder dem zuständigen </text:span></text:p>
          </draw:text-box>
        </draw:frame>
        <draw:frame draw:style-name="gr92" draw:text-style-name="P3" draw:layer="layout" svg:width="17.52cm" svg:height="0.39cm" svg:x="2.505cm" svg:y="6.201cm">
          <draw:text-box>
            <text:p text:style-name="P1"><text:span text:style-name="T11">Schatzmeister unter Angabe von Ziel und Zweck der Reise vorab anzuzeigen. Abfahrtsort und Rückfahrtsziel sind nur dann</text:span></text:p>
          </draw:text-box>
        </draw:frame>
        <draw:frame draw:style-name="gr93" draw:text-style-name="P3" draw:layer="layout" svg:width="16.546cm" svg:height="0.39cm" svg:x="2.505cm" svg:y="6.611cm">
          <draw:text-box>
            <text:p text:style-name="P1"><text:span text:style-name="T11">anzuzeigen, wenn sie vom Wohnort abweichen. Reisekosten sind nur mit Zustimmung des Vorsitzenden oder seines </text:span></text:p>
          </draw:text-box>
        </draw:frame>
        <draw:frame draw:style-name="gr94" draw:text-style-name="P3" draw:layer="layout" svg:width="16.398cm" svg:height="0.39cm" svg:x="2.505cm" svg:y="7.016cm">
          <draw:text-box>
            <text:p text:style-name="P1"><text:span text:style-name="T11">Stellvertreters erstattungsfähig. Diese achten auf eine angemessene und wirtschaftliche Ausübung von Dienstreisen.</text:span></text:p>
          </draw:text-box>
        </draw:frame>
        <draw:frame draw:style-name="gr82" draw:text-style-name="P3" draw:layer="layout" svg:width="0.352cm" svg:height="0.39cm" svg:x="2.004cm" svg:y="7.623cm">
          <draw:text-box>
            <text:p text:style-name="P1"><text:span text:style-name="T11">C.</text:span></text:p>
          </draw:text-box>
        </draw:frame>
        <draw:frame draw:style-name="gr95" draw:text-style-name="P3" draw:layer="layout" svg:width="17.579cm" svg:height="0.39cm" svg:x="2.505cm" svg:y="7.623cm">
          <draw:text-box>
            <text:p text:style-name="P1"><text:span text:style-name="T11">Erstattungen erfolgen nur auf Antrag. Für die Erstattung ist nur das vorliegende Standard-Formular zu verwenden. Für nicht</text:span></text:p>
          </draw:text-box>
        </draw:frame>
        <draw:frame draw:style-name="gr96" draw:text-style-name="P3" draw:layer="layout" svg:width="13.451cm" svg:height="0.39cm" svg:x="2.505cm" svg:y="8.032cm">
          <draw:text-box>
            <text:p text:style-name="P1"><text:span text:style-name="T11">im Formular berücksichtigte Sachverhalte und Belege sind dem Formular Anlagen beizufügen.</text:span></text:p>
          </draw:text-box>
        </draw:frame>
        <draw:frame draw:style-name="gr82" draw:text-style-name="P3" draw:layer="layout" svg:width="0.352cm" svg:height="0.39cm" svg:x="2.004cm" svg:y="8.639cm">
          <draw:text-box>
            <text:p text:style-name="P1"><text:span text:style-name="T11">D.</text:span></text:p>
          </draw:text-box>
        </draw:frame>
        <draw:frame draw:style-name="gr97" draw:text-style-name="P3" draw:layer="layout" svg:width="15.246cm" svg:height="0.39cm" svg:x="2.505cm" svg:y="8.639cm">
          <draw:text-box>
            <text:p text:style-name="P1"><text:span text:style-name="T11">Abrechnungen können nur bei den zuständigen Schatzmeistern eingereicht und von diesen erstattet werden.</text:span></text:p>
          </draw:text-box>
        </draw:frame>
        <draw:frame draw:style-name="gr82" draw:text-style-name="P3" draw:layer="layout" svg:width="0.352cm" svg:height="0.39cm" svg:x="2.004cm" svg:y="9.246cm">
          <draw:text-box>
            <text:p text:style-name="P1"><text:span text:style-name="T11">E.</text:span></text:p>
          </draw:text-box>
        </draw:frame>
        <draw:frame draw:style-name="gr98" draw:text-style-name="P3" draw:layer="layout" svg:width="16.732cm" svg:height="0.39cm" svg:x="2.505cm" svg:y="9.246cm">
          <draw:text-box>
            <text:p text:style-name="P1"><text:span text:style-name="T11">Mit Rücksicht auf die Kassenlage werden die erstattungsberechtigten Mitglieder der Piratenpartei Deutschland darum </text:span></text:p>
          </draw:text-box>
        </draw:frame>
        <draw:frame draw:style-name="gr99" draw:text-style-name="P3" draw:layer="layout" svg:width="17.033cm" svg:height="0.39cm" svg:x="2.505cm" svg:y="9.652cm">
          <draw:text-box>
            <text:p text:style-name="P1"><text:span text:style-name="T11">gebeten, den erstattungsfähigen Betrag oder einen Teilbetrag der Piratenpartei als Spende zur Verfügung zu stellen. Die </text:span></text:p>
          </draw:text-box>
        </draw:frame>
        <draw:frame draw:style-name="gr100" draw:text-style-name="P3" draw:layer="layout" svg:width="10.59cm" svg:height="0.39cm" svg:x="2.505cm" svg:y="10.061cm">
          <draw:text-box>
            <text:p text:style-name="P1"><text:span text:style-name="T11">entsprechende Spendenbescheinigung erstellt der jeweilige Schatzmeister. </text:span></text:p>
          </draw:text-box>
        </draw:frame>
        <draw:frame draw:style-name="gr82" draw:text-style-name="P3" draw:layer="layout" svg:width="0.352cm" svg:height="0.39cm" svg:x="2.004cm" svg:y="10.668cm">
          <draw:text-box>
            <text:p text:style-name="P1"><text:span text:style-name="T11">F.</text:span></text:p>
          </draw:text-box>
        </draw:frame>
        <draw:frame draw:style-name="gr101" draw:text-style-name="P3" draw:layer="layout" svg:width="15.991cm" svg:height="0.39cm" svg:x="2.505cm" svg:y="10.668cm">
          <draw:text-box>
            <text:p text:style-name="P1"><text:span text:style-name="T11">Die Kostenerstattung sollte grundsätzlich innerhalb eines Monats nach Entstehung der Ansprüche auf dem dafür </text:span></text:p>
          </draw:text-box>
        </draw:frame>
        <draw:frame draw:style-name="gr102" draw:text-style-name="P3" draw:layer="layout" svg:width="17.414cm" svg:height="0.39cm" svg:x="2.505cm" svg:y="11.073cm">
          <draw:text-box>
            <text:p text:style-name="P1"><text:span text:style-name="T11">vorgesehenen Standard-Formular beantragt werden. Pro Reise ist ein Formular einzureichen. Ausnahmen hiervon sind nur </text:span></text:p>
          </draw:text-box>
        </draw:frame>
        <draw:frame draw:style-name="gr103" draw:text-style-name="P3" draw:layer="layout" svg:width="8.219cm" svg:height="0.39cm" svg:x="2.505cm" svg:y="11.483cm">
          <draw:text-box>
            <text:p text:style-name="P1"><text:span text:style-name="T11">mit Zustimmung des zuständigen Schatzmeisters zulässig.</text:span></text:p>
          </draw:text-box>
        </draw:frame>
        <draw:frame draw:style-name="gr82" draw:text-style-name="P3" draw:layer="layout" svg:width="0.352cm" svg:height="0.39cm" svg:x="2.004cm" svg:y="12.089cm">
          <draw:text-box>
            <text:p text:style-name="P1"><text:span text:style-name="T11">G.</text:span></text:p>
          </draw:text-box>
        </draw:frame>
        <draw:frame draw:style-name="gr104" draw:text-style-name="P3" draw:layer="layout" svg:width="3.253cm" svg:height="0.39cm" svg:x="2.505cm" svg:y="12.089cm">
          <draw:text-box>
            <text:p text:style-name="P1"><text:span text:style-name="T11">Erstattung von Kosten </text:span></text:p>
          </draw:text-box>
        </draw:frame>
        <draw:frame draw:style-name="gr82" draw:text-style-name="P3" draw:layer="layout" svg:width="0.352cm" svg:height="0.39cm" svg:x="2.505cm" svg:y="12.696cm">
          <draw:text-box>
            <text:p text:style-name="P1"><text:span text:style-name="T11">1.</text:span></text:p>
          </draw:text-box>
        </draw:frame>
        <draw:frame draw:style-name="gr105" draw:text-style-name="P3" draw:layer="layout" svg:width="5.543cm" svg:height="0.39cm" svg:x="3.002cm" svg:y="12.696cm">
          <draw:text-box>
            <text:p text:style-name="P1"><text:span text:style-name="T11">Fahrtkosten werden wie folgt erstattet: </text:span></text:p>
          </draw:text-box>
        </draw:frame>
        <draw:frame draw:style-name="gr82" draw:text-style-name="P3" draw:layer="layout" svg:width="0.352cm" svg:height="0.39cm" svg:x="3.002cm" svg:y="13.303cm">
          <draw:text-box>
            <text:p text:style-name="P1"><text:span text:style-name="T11">a)</text:span></text:p>
          </draw:text-box>
        </draw:frame>
        <draw:frame draw:style-name="gr106" draw:text-style-name="P3" draw:layer="layout" svg:width="15.14cm" svg:height="0.39cm" svg:x="3.503cm" svg:y="13.303cm">
          <draw:text-box>
            <text:p text:style-name="P1"><text:span text:style-name="T11">Bei Benutzung öffentlicher Verkehrsmittel die nachgewiesenen Kosten entsprechend Beleg/Fahrkarte. Bei </text:span></text:p>
          </draw:text-box>
        </draw:frame>
        <draw:frame draw:style-name="gr107" draw:text-style-name="P3" draw:layer="layout" svg:width="16.3cm" svg:height="0.39cm" svg:x="3.503cm" svg:y="13.709cm">
          <draw:text-box>
            <text:p text:style-name="P1"><text:span text:style-name="T11">Bahnreisen die Kosten in Höhe der Kosten der II. Klasse. Besitzer von Bahncards nutzen bitte ihre Ermäßigungen. </text:span></text:p>
          </draw:text-box>
        </draw:frame>
        <draw:frame draw:style-name="gr108" draw:text-style-name="P3" draw:layer="layout" svg:width="15.306cm" svg:height="0.39cm" svg:x="3.503cm" svg:y="14.118cm">
          <draw:text-box>
            <text:p text:style-name="P1"><text:span text:style-name="T11">Zum Wohle der wirtschaftlichen Lage der Piratenpartei sollten Bahnreisen immer unter Ausschöpfung aller </text:span></text:p>
          </draw:text-box>
        </draw:frame>
        <draw:frame draw:style-name="gr109" draw:text-style-name="P3" draw:layer="layout" svg:width="5.158cm" svg:height="0.39cm" svg:x="3.503cm" svg:y="14.524cm">
          <draw:text-box>
            <text:p text:style-name="P1"><text:span text:style-name="T11">Sparangebote durchgeführt werden. </text:span></text:p>
          </draw:text-box>
        </draw:frame>
        <draw:frame draw:style-name="gr82" draw:text-style-name="P3" draw:layer="layout" svg:width="0.352cm" svg:height="0.39cm" svg:x="3.002cm" svg:y="15.13cm">
          <draw:text-box>
            <text:p text:style-name="P1"><text:span text:style-name="T11">b)</text:span></text:p>
          </draw:text-box>
        </draw:frame>
        <draw:frame draw:style-name="gr110" draw:text-style-name="P3" draw:layer="layout" svg:width="16.237cm" svg:height="0.39cm" svg:x="3.503cm" svg:y="15.13cm">
          <draw:text-box>
            <text:p text:style-name="P1"><text:span text:style-name="T11">Die Benutzung öffentlicher Verkehrsmittel ist der Benutzung von PKW vorzuziehen. Wird zur Wahrnehmung der </text:span></text:p>
          </draw:text-box>
        </draw:frame>
        <draw:frame draw:style-name="gr111" draw:text-style-name="P3" draw:layer="layout" svg:width="16.131cm" svg:height="0.39cm" svg:x="3.503cm" svg:y="15.945cm">
          <draw:text-box>
            <text:p text:style-name="P1"><text:span text:style-name="T11">Kilometer. Zum Nachweis ist der Reisekostenabrechnung eine Routenplanung der tatsächlich gefahrenen Strecke </text:span></text:p>
          </draw:text-box>
        </draw:frame>
        <draw:frame draw:style-name="gr112" draw:text-style-name="P3" draw:layer="layout" svg:width="1.755cm" svg:height="0.39cm" svg:x="3.503cm" svg:y="16.354cm">
          <draw:text-box>
            <text:p text:style-name="P1"><text:span text:style-name="T11">beizufügen. </text:span></text:p>
          </draw:text-box>
        </draw:frame>
        <draw:frame draw:style-name="gr113" draw:text-style-name="P3" draw:layer="layout" svg:width="2.047cm" svg:height="0.39cm" svg:x="3.503cm" svg:y="17.367cm">
          <draw:text-box>
            <text:p text:style-name="P1"><text:span text:style-name="T11">entsprechend. </text:span></text:p>
          </draw:text-box>
        </draw:frame>
        <draw:frame draw:style-name="gr82" draw:text-style-name="P3" draw:layer="layout" svg:width="0.352cm" svg:height="0.39cm" svg:x="3.002cm" svg:y="17.974cm">
          <draw:text-box>
            <text:p text:style-name="P1"><text:span text:style-name="T11">d)</text:span></text:p>
          </draw:text-box>
        </draw:frame>
        <draw:frame draw:style-name="gr114" draw:text-style-name="P3" draw:layer="layout" svg:width="15.229cm" svg:height="0.39cm" svg:x="3.503cm" svg:y="17.974cm">
          <draw:text-box>
            <text:p text:style-name="P1"><text:span text:style-name="T11">Flugreisen werden nur dann nicht erstattet, wenn aus einer Kostenvergleichsrechnung eine vergleichsweise </text:span></text:p>
          </draw:text-box>
        </draw:frame>
        <draw:frame draw:style-name="gr115" draw:text-style-name="P3" draw:layer="layout" svg:width="10.149cm" svg:height="0.39cm" svg:x="3.503cm" svg:y="18.383cm">
          <draw:text-box>
            <text:p text:style-name="P1"><text:span text:style-name="T11">günstigere Reise gegenüber einer Zugfahrt (zweite Klasse) möglich ist. </text:span></text:p>
          </draw:text-box>
        </draw:frame>
        <draw:frame draw:style-name="gr82" draw:text-style-name="P3" draw:layer="layout" svg:width="0.352cm" svg:height="0.39cm" svg:x="2.505cm" svg:y="18.99cm">
          <draw:text-box>
            <text:p text:style-name="P1"><text:span text:style-name="T11">2.</text:span></text:p>
          </draw:text-box>
        </draw:frame>
        <draw:frame draw:style-name="gr116" draw:text-style-name="P3" draw:layer="layout" svg:width="16.216cm" svg:height="0.39cm" svg:x="3.002cm" svg:y="18.99cm">
          <draw:text-box>
            <text:p text:style-name="P1"><text:span text:style-name="T11">Der Verpflegungsmehraufwand beträgt entsprechend bei Reisen in Deutschland bei Abwesenheit (von zu Hause!) </text:span></text:p>
          </draw:text-box>
        </draw:frame>
        <draw:frame draw:style-name="gr82" draw:text-style-name="P3" draw:layer="layout" svg:width="0.352cm" svg:height="0.39cm" svg:x="3.002cm" svg:y="19.596cm">
          <draw:text-box>
            <text:p text:style-name="P1"><text:span text:style-name="T11">a)</text:span></text:p>
          </draw:text-box>
        </draw:frame>
        <draw:frame draw:style-name="gr117" draw:text-style-name="P3" draw:layer="layout" svg:width="7.334cm" svg:height="0.39cm" svg:x="3.503cm" svg:y="19.596cm">
          <draw:text-box>
            <text:p text:style-name="P1"><text:span text:style-name="T11">Eintägige Reisen ab 8 Stunden pauschal 12,00 Euro</text:span></text:p>
          </draw:text-box>
        </draw:frame>
        <draw:frame draw:style-name="gr82" draw:text-style-name="P3" draw:layer="layout" svg:width="0.352cm" svg:height="0.39cm" svg:x="3.002cm" svg:y="20.203cm">
          <draw:text-box>
            <text:p text:style-name="P1"><text:span text:style-name="T11">b)</text:span></text:p>
          </draw:text-box>
        </draw:frame>
        <draw:frame draw:style-name="gr118" draw:text-style-name="P3" draw:layer="layout" svg:width="9.679cm" svg:height="0.39cm" svg:x="3.503cm" svg:y="20.203cm">
          <draw:text-box>
            <text:p text:style-name="P1"><text:span text:style-name="T11">An-/Abreisetag bei mehrtägigen Reisen jeweils pauschal 12,00 Euro</text:span></text:p>
          </draw:text-box>
        </draw:frame>
        <draw:frame draw:style-name="gr82" draw:text-style-name="P3" draw:layer="layout" svg:width="0.352cm" svg:height="0.39cm" svg:x="3.002cm" svg:y="20.81cm">
          <draw:text-box>
            <text:p text:style-name="P1"><text:span text:style-name="T11">c)</text:span></text:p>
          </draw:text-box>
        </draw:frame>
        <draw:frame draw:style-name="gr119" draw:text-style-name="P3" draw:layer="layout" svg:width="10.7cm" svg:height="0.39cm" svg:x="3.503cm" svg:y="20.81cm">
          <draw:text-box>
            <text:p text:style-name="P1"><text:span text:style-name="T11">Volle Aufenthaltstage bei mehrtägigen Reisen jeweils pauschal 24,00 Euro.</text:span></text:p>
          </draw:text-box>
        </draw:frame>
        <draw:frame draw:style-name="gr120" draw:text-style-name="P3" draw:layer="layout" svg:width="16.491cm" svg:height="0.39cm" svg:x="3.503cm" svg:y="21.417cm">
          <draw:text-box>
            <text:p text:style-name="P1"><text:span text:style-name="T11">Zur Abrechnung von Verpflegungsmehraufwand, sind die genauen Eckdaten der Reise, insbesondere Abfahrts- und </text:span></text:p>
          </draw:text-box>
        </draw:frame>
        <draw:frame draw:style-name="gr121" draw:text-style-name="P3" draw:layer="layout" svg:width="13.083cm" svg:height="0.39cm" svg:x="3.503cm" svg:y="21.822cm">
          <draw:text-box>
            <text:p text:style-name="P1"><text:span text:style-name="T11">Ankunftszeiten (jeweils gerundet auf die nächsten 30 Minuten) in einer Anlage festzuhalten.</text:span></text:p>
          </draw:text-box>
        </draw:frame>
        <draw:frame draw:style-name="gr82" draw:text-style-name="P3" draw:layer="layout" svg:width="0.352cm" svg:height="0.39cm" svg:x="2.505cm" svg:y="22.429cm">
          <draw:text-box>
            <text:p text:style-name="P1"><text:span text:style-name="T11">3.</text:span></text:p>
          </draw:text-box>
        </draw:frame>
        <draw:frame draw:style-name="gr122" draw:text-style-name="P3" draw:layer="layout" svg:width="15.754cm" svg:height="0.39cm" svg:x="3.002cm" svg:y="22.429cm">
          <draw:text-box>
            <text:p text:style-name="P1"><text:span text:style-name="T11">Übernachtungsaufwendungen: Die Kostenerstattung erfolgt nach Beleg. Pauschal können maximal 20,00 Euro </text:span></text:p>
          </draw:text-box>
        </draw:frame>
        <draw:frame draw:style-name="gr123" draw:text-style-name="P3" draw:layer="layout" svg:width="16.969cm" svg:height="0.39cm" svg:x="3.002cm" svg:y="22.838cm">
          <draw:text-box>
            <text:p text:style-name="P1"><text:span text:style-name="T11">abgerechnet werden. Ist das Frühstück bereits pauschal im Übernachtungspreis enthalten, so wird der Erstattungsbetrag </text:span></text:p>
          </draw:text-box>
        </draw:frame>
        <draw:frame draw:style-name="gr124" draw:text-style-name="P3" draw:layer="layout" svg:width="16.343cm" svg:height="0.39cm" svg:x="3.002cm" svg:y="23.244cm">
          <draw:text-box>
            <text:p text:style-name="P1"><text:span text:style-name="T11">um 4,80 Euro reduziert. Das entsprechende Frühstücksentgelt wird bei der Berechnung des Verpflegungsaufwands </text:span></text:p>
          </draw:text-box>
        </draw:frame>
        <draw:frame draw:style-name="gr125" draw:text-style-name="P3" draw:layer="layout" svg:width="2.182cm" svg:height="0.39cm" svg:x="3.002cm" svg:y="23.653cm">
          <draw:text-box>
            <text:p text:style-name="P1"><text:span text:style-name="T11">berücksichtigt. </text:span></text:p>
          </draw:text-box>
        </draw:frame>
        <draw:frame draw:style-name="gr82" draw:text-style-name="P3" draw:layer="layout" svg:width="0.352cm" svg:height="0.39cm" svg:x="2.505cm" svg:y="24.26cm">
          <draw:text-box>
            <text:p text:style-name="P1"><text:span text:style-name="T11">4.</text:span></text:p>
          </draw:text-box>
        </draw:frame>
        <draw:frame draw:style-name="gr126" draw:text-style-name="P3" draw:layer="layout" svg:width="17.092cm" svg:height="0.39cm" svg:x="3.002cm" svg:y="24.26cm">
          <draw:text-box>
            <text:p text:style-name="P1"><text:span text:style-name="T11">Sonstige Aufwenden werden nur gegen Vorlage von Belegen erstattet, wenn sie im ursächlichen Zusammenhang mit der</text:span></text:p>
          </draw:text-box>
        </draw:frame>
        <draw:frame draw:style-name="gr127" draw:text-style-name="P3" draw:layer="layout" svg:width="14.649cm" svg:height="0.39cm" svg:x="3.002cm" svg:y="24.666cm">
          <draw:text-box>
            <text:p text:style-name="P1"><text:span text:style-name="T11">abzurechnenden Tätigkeit stehen. Ohne Belegnachweis werden sonstige Aufwendungen nicht erstattet. </text:span></text:p>
          </draw:text-box>
        </draw:frame>
        <draw:frame draw:style-name="gr82" draw:text-style-name="P3" draw:layer="layout" svg:width="0.352cm" svg:height="0.39cm" svg:x="2.004cm" svg:y="25.273cm">
          <draw:text-box>
            <text:p text:style-name="P1"><text:span text:style-name="T11">H.</text:span></text:p>
          </draw:text-box>
        </draw:frame>
        <draw:frame draw:style-name="gr128" draw:text-style-name="P3" draw:layer="layout" svg:width="17.321cm" svg:height="0.39cm" svg:x="2.505cm" svg:y="25.273cm">
          <draw:text-box>
            <text:p text:style-name="P1"><text:span text:style-name="T11">Reisen in Orte außerhalb des Tätigkeitsgebiets des betroffenen Gebietsverbandes und deren Abrechnung, benötigen einen </text:span></text:p>
          </draw:text-box>
        </draw:frame>
        <draw:frame draw:style-name="gr129" draw:text-style-name="P3" draw:layer="layout" svg:width="8.299cm" svg:height="0.39cm" svg:x="2.505cm" svg:y="25.682cm">
          <draw:text-box>
            <text:p text:style-name="P1"><text:span text:style-name="T11">Beschluss des Vorstands des betroffenen Gebietsverbands.</text:span></text:p>
          </draw:text-box>
        </draw:frame>
        <draw:frame draw:style-name="gr82" draw:text-style-name="P3" draw:layer="layout" svg:width="0.352cm" svg:height="0.39cm" svg:x="2.004cm" svg:y="26.289cm">
          <draw:text-box>
            <text:p text:style-name="P1"><text:span text:style-name="T11">I.</text:span></text:p>
          </draw:text-box>
        </draw:frame>
        <draw:frame draw:style-name="gr130" draw:text-style-name="P3" draw:layer="layout" svg:width="15.521cm" svg:height="0.39cm" svg:x="2.505cm" svg:y="26.289cm">
          <draw:text-box>
            <text:p text:style-name="P1"><text:span text:style-name="T11">Alle Kostenerstattungen, die nach dem 15. Februar des Folgejahres geltend gemacht werden, sind nicht mehr </text:span></text:p>
          </draw:text-box>
        </draw:frame>
        <draw:frame draw:style-name="gr131" draw:text-style-name="P3" draw:layer="layout" svg:width="2.347cm" svg:height="0.39cm" svg:x="2.505cm" svg:y="26.694cm">
          <draw:text-box>
            <text:p text:style-name="P1"><text:span text:style-name="T11">erstattungsfähig.</text:span></text:p>
          </draw:text-box>
        </draw:frame>
        <draw:frame draw:style-name="gr70" draw:text-style-name="P3" draw:layer="layout" svg:width="1.695cm" svg:height="0.412cm" svg:x="3.493cm" svg:y="15.548cm">
          <draw:text-box>
            <text:p text:style-name="P1"><text:span text:style-name="T6">Aufgaben</text:span></text:p>
          </draw:text-box>
        </draw:frame>
        <draw:frame draw:style-name="gr49" draw:text-style-name="P3" draw:layer="layout" svg:width="0.352cm" svg:height="0.395cm" svg:x="5.08cm" svg:y="15.556cm">
          <draw:text-box>
            <text:p text:style-name="P1"><text:span text:style-name="T8"><text:s/></text:span></text:p>
          </draw:text-box>
        </draw:frame>
        <draw:frame draw:style-name="gr132" draw:text-style-name="P3" draw:layer="layout" svg:width="0.637cm" svg:height="0.412cm" svg:x="5.151cm" svg:y="15.548cm">
          <draw:text-box>
            <text:p text:style-name="P1"><text:span text:style-name="T6">ein</text:span></text:p>
          </draw:text-box>
        </draw:frame>
        <draw:frame draw:style-name="gr49" draw:text-style-name="P3" draw:layer="layout" svg:width="0.352cm" svg:height="0.395cm" svg:x="5.644cm" svg:y="15.556cm">
          <draw:text-box>
            <text:p text:style-name="P1"><text:span text:style-name="T8"><text:s/></text:span></text:p>
          </draw:text-box>
        </draw:frame>
        <draw:frame draw:style-name="gr70" draw:text-style-name="P3" draw:layer="layout" svg:width="1.695cm" svg:height="0.412cm" svg:x="5.715cm" svg:y="15.548cm">
          <draw:text-box>
            <text:p text:style-name="P1"><text:span text:style-name="T6">eigener,</text:span></text:p>
          </draw:text-box>
        </draw:frame>
        <draw:frame draw:style-name="gr49" draw:text-style-name="P3" draw:layer="layout" svg:width="0.352cm" svg:height="0.395cm" svg:x="7.056cm" svg:y="15.556cm">
          <draw:text-box>
            <text:p text:style-name="P1"><text:span text:style-name="T8"><text:s/></text:span></text:p>
          </draw:text-box>
        </draw:frame>
        <draw:frame draw:style-name="gr70" draw:text-style-name="P3" draw:layer="layout" svg:width="1.695cm" svg:height="0.412cm" svg:x="7.126cm" svg:y="15.548cm">
          <draw:text-box>
            <text:p text:style-name="P1"><text:span text:style-name="T6">privater</text:span></text:p>
          </draw:text-box>
        </draw:frame>
        <draw:frame draw:style-name="gr49" draw:text-style-name="P3" draw:layer="layout" svg:width="0.352cm" svg:height="0.395cm" svg:x="8.396cm" svg:y="15.556cm">
          <draw:text-box>
            <text:p text:style-name="P1"><text:span text:style-name="T8"><text:s/></text:span></text:p>
          </draw:text-box>
        </draw:frame>
        <draw:frame draw:style-name="gr132" draw:text-style-name="P3" draw:layer="layout" svg:width="0.637cm" svg:height="0.412cm" svg:x="8.467cm" svg:y="15.548cm">
          <draw:text-box>
            <text:p text:style-name="P1"><text:span text:style-name="T6">PKW</text:span></text:p>
          </draw:text-box>
        </draw:frame>
        <draw:frame draw:style-name="gr49" draw:text-style-name="P3" draw:layer="layout" svg:width="0.352cm" svg:height="0.395cm" svg:x="9.208cm" svg:y="15.556cm">
          <draw:text-box>
            <text:p text:style-name="P1"><text:span text:style-name="T8"><text:s/></text:span></text:p>
          </draw:text-box>
        </draw:frame>
        <draw:frame draw:style-name="gr70" draw:text-style-name="P3" draw:layer="layout" svg:width="1.695cm" svg:height="0.412cm" svg:x="9.278cm" svg:y="15.548cm">
          <draw:text-box>
            <text:p text:style-name="P1"><text:span text:style-name="T6">benutzt,</text:span></text:p>
          </draw:text-box>
        </draw:frame>
        <draw:frame draw:style-name="gr49" draw:text-style-name="P3" draw:layer="layout" svg:width="0.352cm" svg:height="0.395cm" svg:x="10.619cm" svg:y="15.556cm">
          <draw:text-box>
            <text:p text:style-name="P1"><text:span text:style-name="T8"><text:s/></text:span></text:p>
          </draw:text-box>
        </draw:frame>
        <draw:frame draw:style-name="gr74" draw:text-style-name="P3" draw:layer="layout" svg:width="0.425cm" svg:height="0.412cm" svg:x="10.689cm" svg:y="15.548cm">
          <draw:text-box>
            <text:p text:style-name="P1"><text:span text:style-name="T6">so</text:span></text:p>
          </draw:text-box>
        </draw:frame>
        <draw:frame draw:style-name="gr49" draw:text-style-name="P3" draw:layer="layout" svg:width="0.352cm" svg:height="0.395cm" svg:x="11.042cm" svg:y="15.556cm">
          <draw:text-box>
            <text:p text:style-name="P1"><text:span text:style-name="T8"><text:s/></text:span></text:p>
          </draw:text-box>
        </draw:frame>
        <draw:frame draw:style-name="gr77" draw:text-style-name="P3" draw:layer="layout" svg:width="1.484cm" svg:height="0.412cm" svg:x="11.113cm" svg:y="15.548cm">
          <draw:text-box>
            <text:p text:style-name="P1"><text:span text:style-name="T6">beträgt</text:span></text:p>
          </draw:text-box>
        </draw:frame>
        <draw:frame draw:style-name="gr49" draw:text-style-name="P3" draw:layer="layout" svg:width="0.352cm" svg:height="0.395cm" svg:x="12.312cm" svg:y="15.556cm">
          <draw:text-box>
            <text:p text:style-name="P1"><text:span text:style-name="T8"><text:s/></text:span></text:p>
          </draw:text-box>
        </draw:frame>
        <draw:frame draw:style-name="gr132" draw:text-style-name="P3" draw:layer="layout" svg:width="0.637cm" svg:height="0.412cm" svg:x="12.383cm" svg:y="15.548cm">
          <draw:text-box>
            <text:p text:style-name="P1"><text:span text:style-name="T6">die</text:span></text:p>
          </draw:text-box>
        </draw:frame>
        <draw:frame draw:style-name="gr49" draw:text-style-name="P3" draw:layer="layout" svg:width="0.352cm" svg:height="0.395cm" svg:x="12.876cm" svg:y="15.556cm">
          <draw:text-box>
            <text:p text:style-name="P1"><text:span text:style-name="T8"><text:s/></text:span></text:p>
          </draw:text-box>
        </draw:frame>
        <draw:frame draw:style-name="gr133" draw:text-style-name="P3" draw:layer="layout" svg:width="4.235cm" svg:height="0.412cm" svg:x="12.947cm" svg:y="15.548cm">
          <draw:text-box>
            <text:p text:style-name="P1"><text:span text:style-name="T6">Erstattungspauschale</text:span></text:p>
          </draw:text-box>
        </draw:frame>
        <draw:frame draw:style-name="gr49" draw:text-style-name="P3" draw:layer="layout" svg:width="0.352cm" svg:height="0.395cm" svg:x="16.51cm" svg:y="15.556cm">
          <draw:text-box>
            <text:p text:style-name="P1"><text:span text:style-name="T8"><text:s/></text:span></text:p>
          </draw:text-box>
        </draw:frame>
        <draw:frame draw:style-name="gr134" draw:text-style-name="P3" draw:layer="layout" svg:width="0.849cm" svg:height="0.412cm" svg:x="16.581cm" svg:y="15.548cm">
          <draw:text-box>
            <text:p text:style-name="P1"><text:span text:style-name="T6">0,30</text:span></text:p>
          </draw:text-box>
        </draw:frame>
        <draw:frame draw:style-name="gr49" draw:text-style-name="P3" draw:layer="layout" svg:width="0.352cm" svg:height="0.395cm" svg:x="17.251cm" svg:y="15.556cm">
          <draw:text-box>
            <text:p text:style-name="P1"><text:span text:style-name="T8"><text:s/></text:span></text:p>
          </draw:text-box>
        </draw:frame>
        <draw:frame draw:style-name="gr134" draw:text-style-name="P3" draw:layer="layout" svg:width="0.849cm" svg:height="0.412cm" svg:x="17.321cm" svg:y="15.548cm">
          <draw:text-box>
            <text:p text:style-name="P1"><text:span text:style-name="T6">Euro</text:span></text:p>
          </draw:text-box>
        </draw:frame>
        <draw:frame draw:style-name="gr49" draw:text-style-name="P3" draw:layer="layout" svg:width="0.352cm" svg:height="0.395cm" svg:x="18.062cm" svg:y="15.556cm">
          <draw:text-box>
            <text:p text:style-name="P1"><text:span text:style-name="T8"><text:s/></text:span></text:p>
          </draw:text-box>
        </draw:frame>
        <draw:frame draw:style-name="gr132" draw:text-style-name="P3" draw:layer="layout" svg:width="0.637cm" svg:height="0.412cm" svg:x="18.133cm" svg:y="15.548cm">
          <draw:text-box>
            <text:p text:style-name="P1"><text:span text:style-name="T6">pro</text:span></text:p>
          </draw:text-box>
        </draw:frame>
        <draw:frame draw:style-name="gr49" draw:text-style-name="P3" draw:layer="layout" svg:width="0.352cm" svg:height="0.395cm" svg:x="18.697cm" svg:y="15.556cm">
          <draw:text-box>
            <text:p text:style-name="P1"><text:span text:style-name="T8"><text:s/></text:span></text:p>
          </draw:text-box>
        </draw:frame>
        <draw:frame draw:style-name="gr135" draw:text-style-name="P3" draw:layer="layout" svg:width="2.119cm" svg:height="0.412cm" svg:x="18.768cm" svg:y="15.548cm">
          <draw:text-box>
            <text:p text:style-name="P1"><text:span text:style-name="T6">gefahrenen</text:span></text:p>
          </draw:text-box>
        </draw:frame>
        <draw:frame draw:style-name="gr74" draw:text-style-name="P3" draw:layer="layout" svg:width="0.425cm" svg:height="0.412cm" svg:x="2.999cm" svg:y="16.994cm">
          <draw:text-box>
            <text:p text:style-name="P1"><text:span text:style-name="T6">c)</text:span></text:p>
          </draw:text-box>
        </draw:frame>
        <draw:frame draw:style-name="gr49" draw:text-style-name="P3" draw:layer="layout" svg:width="0.352cm" svg:height="0.395cm" svg:x="3.246cm" svg:y="17.002cm">
          <draw:text-box>
            <text:p text:style-name="P1"><text:span text:style-name="T8"><text:s/></text:span></text:p>
          </draw:text-box>
        </draw:frame>
        <draw:frame draw:style-name="gr132" draw:text-style-name="P3" draw:layer="layout" svg:width="0.637cm" svg:height="0.412cm" svg:x="3.316cm" svg:y="16.994cm">
          <draw:text-box>
            <text:p text:style-name="P1"><text:span text:style-name="T6">Bei</text:span></text:p>
          </draw:text-box>
        </draw:frame>
        <draw:frame draw:style-name="gr49" draw:text-style-name="P3" draw:layer="layout" svg:width="0.352cm" svg:height="0.395cm" svg:x="3.81cm" svg:y="17.002cm">
          <draw:text-box>
            <text:p text:style-name="P1"><text:span text:style-name="T8"><text:s/></text:span></text:p>
          </draw:text-box>
        </draw:frame>
        <draw:frame draw:style-name="gr136" draw:text-style-name="P3" draw:layer="layout" svg:width="1.907cm" svg:height="0.412cm" svg:x="3.881cm" svg:y="16.994cm">
          <draw:text-box>
            <text:p text:style-name="P1"><text:span text:style-name="T6">Benutzung</text:span></text:p>
          </draw:text-box>
        </draw:frame>
        <draw:frame draw:style-name="gr49" draw:text-style-name="P3" draw:layer="layout" svg:width="0.352cm" svg:height="0.395cm" svg:x="5.68cm" svg:y="17.002cm">
          <draw:text-box>
            <text:p text:style-name="P1"><text:span text:style-name="T8"><text:s/></text:span></text:p>
          </draw:text-box>
        </draw:frame>
        <draw:frame draw:style-name="gr75" draw:text-style-name="P3" draw:layer="layout" svg:width="1.06cm" svg:height="0.412cm" svg:x="5.75cm" svg:y="16.994cm">
          <draw:text-box>
            <text:p text:style-name="P1"><text:span text:style-name="T6">eines</text:span></text:p>
          </draw:text-box>
        </draw:frame>
        <draw:frame draw:style-name="gr49" draw:text-style-name="P3" draw:layer="layout" svg:width="0.352cm" svg:height="0.395cm" svg:x="6.597cm" svg:y="17.002cm">
          <draw:text-box>
            <text:p text:style-name="P1"><text:span text:style-name="T8"><text:s/></text:span></text:p>
          </draw:text-box>
        </draw:frame>
        <draw:frame draw:style-name="gr135" draw:text-style-name="P3" draw:layer="layout" svg:width="2.119cm" svg:height="0.412cm" svg:x="6.668cm" svg:y="16.994cm">
          <draw:text-box>
            <text:p text:style-name="P1"><text:span text:style-name="T6">Motorrades</text:span></text:p>
          </draw:text-box>
        </draw:frame>
        <draw:frame draw:style-name="gr49" draw:text-style-name="P3" draw:layer="layout" svg:width="0.352cm" svg:height="0.395cm" svg:x="8.608cm" svg:y="17.002cm">
          <draw:text-box>
            <text:p text:style-name="P1"><text:span text:style-name="T8"><text:s/></text:span></text:p>
          </draw:text-box>
        </draw:frame>
        <draw:frame draw:style-name="gr76" draw:text-style-name="P3" draw:layer="layout" svg:width="1.272cm" svg:height="0.412cm" svg:x="8.678cm" svg:y="16.994cm">
          <draw:text-box>
            <text:p text:style-name="P1"><text:span text:style-name="T6">werden</text:span></text:p>
          </draw:text-box>
        </draw:frame>
        <draw:frame draw:style-name="gr49" draw:text-style-name="P3" draw:layer="layout" svg:width="0.352cm" svg:height="0.395cm" svg:x="9.913cm" svg:y="17.002cm">
          <draw:text-box>
            <text:p text:style-name="P1"><text:span text:style-name="T8"><text:s/></text:span></text:p>
          </draw:text-box>
        </draw:frame>
        <draw:frame draw:style-name="gr134" draw:text-style-name="P3" draw:layer="layout" svg:width="0.849cm" svg:height="0.412cm" svg:x="9.984cm" svg:y="16.994cm">
          <draw:text-box>
            <text:p text:style-name="P1"><text:span text:style-name="T6">0,20</text:span></text:p>
          </draw:text-box>
        </draw:frame>
        <draw:frame draw:style-name="gr49" draw:text-style-name="P3" draw:layer="layout" svg:width="0.352cm" svg:height="0.395cm" svg:x="10.654cm" svg:y="17.002cm">
          <draw:text-box>
            <text:p text:style-name="P1"><text:span text:style-name="T8"><text:s/></text:span></text:p>
          </draw:text-box>
        </draw:frame>
        <draw:frame draw:style-name="gr77" draw:text-style-name="P3" draw:layer="layout" svg:width="1.484cm" svg:height="0.412cm" svg:x="10.724cm" svg:y="16.994cm">
          <draw:text-box>
            <text:p text:style-name="P1"><text:span text:style-name="T6">Euro/km</text:span></text:p>
          </draw:text-box>
        </draw:frame>
        <draw:frame draw:style-name="gr49" draw:text-style-name="P3" draw:layer="layout" svg:width="0.352cm" svg:height="0.395cm" svg:x="12.136cm" svg:y="17.002cm">
          <draw:text-box>
            <text:p text:style-name="P1"><text:span text:style-name="T8"><text:s/></text:span></text:p>
          </draw:text-box>
        </draw:frame>
        <draw:frame draw:style-name="gr135" draw:text-style-name="P3" draw:layer="layout" svg:width="2.119cm" svg:height="0.412cm" svg:x="12.206cm" svg:y="16.994cm">
          <draw:text-box>
            <text:p text:style-name="P1"><text:span text:style-name="T6">erstattet.</text:span></text:p>
          </draw:text-box>
        </draw:frame>
        <draw:frame draw:style-name="gr49" draw:text-style-name="P3" draw:layer="layout" svg:width="0.352cm" svg:height="0.395cm" svg:x="13.688cm" svg:y="17.002cm">
          <draw:text-box>
            <text:p text:style-name="P1"><text:span text:style-name="T8"><text:s/></text:span></text:p>
          </draw:text-box>
        </draw:frame>
        <draw:frame draw:style-name="gr132" draw:text-style-name="P3" draw:layer="layout" svg:width="0.637cm" svg:height="0.412cm" svg:x="13.758cm" svg:y="16.994cm">
          <draw:text-box>
            <text:p text:style-name="P1"><text:span text:style-name="T6">Die</text:span></text:p>
          </draw:text-box>
        </draw:frame>
        <draw:frame draw:style-name="gr49" draw:text-style-name="P3" draw:layer="layout" svg:width="0.352cm" svg:height="0.395cm" svg:x="14.288cm" svg:y="17.002cm">
          <draw:text-box>
            <text:p text:style-name="P1"><text:span text:style-name="T8"><text:s/></text:span></text:p>
          </draw:text-box>
        </draw:frame>
        <draw:frame draw:style-name="gr135" draw:text-style-name="P3" draw:layer="layout" svg:width="2.119cm" svg:height="0.412cm" svg:x="14.358cm" svg:y="16.994cm">
          <draw:text-box>
            <text:p text:style-name="P1"><text:span text:style-name="T6">Regelungen</text:span></text:p>
          </draw:text-box>
        </draw:frame>
        <draw:frame draw:style-name="gr49" draw:text-style-name="P3" draw:layer="layout" svg:width="0.352cm" svg:height="0.395cm" svg:x="16.334cm" svg:y="17.002cm">
          <draw:text-box>
            <text:p text:style-name="P1"><text:span text:style-name="T8"><text:s/></text:span></text:p>
          </draw:text-box>
        </draw:frame>
        <draw:frame draw:style-name="gr132" draw:text-style-name="P3" draw:layer="layout" svg:width="0.637cm" svg:height="0.412cm" svg:x="16.404cm" svg:y="16.994cm">
          <draw:text-box>
            <text:p text:style-name="P1"><text:span text:style-name="T6">des</text:span></text:p>
          </draw:text-box>
        </draw:frame>
        <draw:frame draw:style-name="gr49" draw:text-style-name="P3" draw:layer="layout" svg:width="0.352cm" svg:height="0.395cm" svg:x="16.969cm" svg:y="17.002cm">
          <draw:text-box>
            <text:p text:style-name="P1"><text:span text:style-name="T8"><text:s/></text:span></text:p>
          </draw:text-box>
        </draw:frame>
        <draw:frame draw:style-name="gr70" draw:text-style-name="P3" draw:layer="layout" svg:width="1.695cm" svg:height="0.412cm" svg:x="17.039cm" svg:y="16.994cm">
          <draw:text-box>
            <text:p text:style-name="P1"><text:span text:style-name="T6">Absatzes</text:span></text:p>
          </draw:text-box>
        </draw:frame>
        <draw:frame draw:style-name="gr49" draw:text-style-name="P3" draw:layer="layout" svg:width="0.352cm" svg:height="0.395cm" svg:x="18.486cm" svg:y="17.002cm">
          <draw:text-box>
            <text:p text:style-name="P1"><text:span text:style-name="T8"><text:s/></text:span></text:p>
          </draw:text-box>
        </draw:frame>
        <draw:frame draw:style-name="gr74" draw:text-style-name="P3" draw:layer="layout" svg:width="0.425cm" svg:height="0.412cm" svg:x="18.556cm" svg:y="16.994cm">
          <draw:text-box>
            <text:p text:style-name="P1"><text:span text:style-name="T6">b)</text:span></text:p>
          </draw:text-box>
        </draw:frame>
        <draw:frame draw:style-name="gr49" draw:text-style-name="P3" draw:layer="layout" svg:width="0.352cm" svg:height="0.395cm" svg:x="18.874cm" svg:y="17.002cm">
          <draw:text-box>
            <text:p text:style-name="P1"><text:span text:style-name="T8"><text:s/></text:span></text:p>
          </draw:text-box>
        </draw:frame>
        <draw:frame draw:style-name="gr76" draw:text-style-name="P3" draw:layer="layout" svg:width="1.272cm" svg:height="0.412cm" svg:x="18.944cm" svg:y="16.994cm">
          <draw:text-box>
            <text:p text:style-name="P1"><text:span text:style-name="T6">gelten</text:span></text:p>
          </draw:text-box>
        </draw:frame>
        <draw:frame draw:style-name="gr137" draw:text-style-name="P3" draw:layer="layout" svg:width="7.131cm" svg:height="0.395cm" svg:x="2.011cm" svg:y="1.55cm">
          <draw:text-box>
            <text:p text:style-name="P1"><text:span text:style-name="T7">Reisekostenordnung, geändert <text:s/>09.11.20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mo" svg:font-family="Arimo"/>
    <style:font-face style:name="Arimo1" svg:font-family="Arimo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 style:font-pitch="variable"/>
    <style:font-face style:name="NotoSans1" svg:font-family="NotoSans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2T19:18:48.102000000</dc:date>
    <meta:editing-duration>PT48M16S</meta:editing-duration>
    <meta:editing-cycles>12</meta:editing-cycles>
    <meta:generator>LibreOffice/7.6.4.1$Windows_X86_64 LibreOffice_project/e19e193f88cd6c0525a17fb7a176ed8e6a3e2aa1</meta:generator>
    <meta:print-date>2024-02-02T19:18:55.887000000</meta:print-date>
    <meta:printed-by>PDF files</meta:printed-by>
    <meta:document-statistic meta:object-count="346"/>
  </office:meta>
</office:document-meta>
</file>